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officeooo:rsid="0023d0d5" officeooo:paragraph-rsid="00270c69" style:language-asian="zxx" style:country-asian="none" style:language-complex="zxx" style:country-complex="none"/>
    </style:style>
    <style:style style:name="P3" style:family="paragraph" style:parent-style-name="Text_20_body">
      <style:text-properties fo:language="en" fo:country="US" officeooo:rsid="00249ab5" officeooo:paragraph-rsid="00249ab5" style:language-asian="zxx" style:country-asian="none" style:language-complex="zxx" style:country-complex="none"/>
    </style:style>
    <style:style style:name="P4" style:family="paragraph" style:parent-style-name="Text_20_body">
      <style:text-properties fo:language="en" fo:country="US" officeooo:rsid="002a0a48" officeooo:paragraph-rsid="002a0a48" style:language-asian="zxx" style:country-asian="none" style:language-complex="zxx" style:country-complex="none"/>
    </style:style>
    <style:style style:name="P5" style:family="paragraph" style:parent-style-name="Text_20_body">
      <style:text-properties fo:language="en" fo:country="US" officeooo:rsid="001f5efa" officeooo:paragraph-rsid="001f5efa" style:language-asian="zxx" style:country-asian="none" style:language-complex="zxx" style:country-complex="none"/>
    </style:style>
    <style:style style:name="P6" style:family="paragraph" style:parent-style-name="Text_20_body">
      <style:text-properties fo:language="en" fo:country="US" officeooo:rsid="002a7e42" officeooo:paragraph-rsid="002a7e42"/>
    </style:style>
    <style:style style:name="P7" style:family="paragraph" style:parent-style-name="Text_20_body">
      <style:text-properties fo:language="en" fo:country="US" officeooo:rsid="002a7e42" officeooo:paragraph-rsid="002b8a05"/>
    </style:style>
    <style:style style:name="P8" style:family="paragraph" style:parent-style-name="Text_20_body">
      <style:text-properties fo:language="en" fo:country="US" officeooo:rsid="002c4619" officeooo:paragraph-rsid="002c4619"/>
    </style:style>
    <style:style style:name="P9" style:family="paragraph" style:parent-style-name="Text_20_body">
      <style:text-properties fo:language="en" fo:country="US" officeooo:rsid="002d792d" officeooo:paragraph-rsid="002d792d"/>
    </style:style>
    <style:style style:name="P10" style:family="paragraph" style:parent-style-name="Text_20_body">
      <style:text-properties fo:language="en" fo:country="US" officeooo:rsid="0021d555" officeooo:paragraph-rsid="0021d555"/>
    </style:style>
    <style:style style:name="P11" style:family="paragraph" style:parent-style-name="Text_20_body">
      <style:text-properties fo:language="en" fo:country="US" officeooo:rsid="002f31d6" officeooo:paragraph-rsid="002f31d6"/>
    </style:style>
    <style:style style:name="P12" style:family="paragraph" style:parent-style-name="Text_20_body">
      <style:text-properties fo:language="en" fo:country="US" officeooo:rsid="00312b6f" officeooo:paragraph-rsid="00312b6f"/>
    </style:style>
    <style:style style:name="P13" style:family="paragraph" style:parent-style-name="Text_20_body">
      <style:text-properties fo:language="en" fo:country="US" officeooo:rsid="003214be" officeooo:paragraph-rsid="003214be"/>
    </style:style>
    <style:style style:name="P14" style:family="paragraph" style:parent-style-name="Text_20_body">
      <style:text-properties fo:language="en" fo:country="US" officeooo:rsid="003268dd" officeooo:paragraph-rsid="003268dd"/>
    </style:style>
    <style:style style:name="P15" style:family="paragraph" style:parent-style-name="Text_20_body">
      <style:text-properties fo:language="en" fo:country="US" officeooo:rsid="0032c9ae" officeooo:paragraph-rsid="0032c9ae"/>
    </style:style>
    <style:style style:name="P16" style:family="paragraph" style:parent-style-name="Text_20_body">
      <style:text-properties fo:language="en" fo:country="US" officeooo:rsid="0034015f" officeooo:paragraph-rsid="0034015f"/>
    </style:style>
    <style:style style:name="P17" style:family="paragraph" style:parent-style-name="Text_20_body">
      <style:text-properties fo:language="en" fo:country="US" officeooo:rsid="00346fa4" officeooo:paragraph-rsid="00346fa4"/>
    </style:style>
    <style:style style:name="P18" style:family="paragraph" style:parent-style-name="Text_20_body">
      <style:text-properties fo:language="en" fo:country="US" officeooo:rsid="00351945" officeooo:paragraph-rsid="00351945"/>
    </style:style>
    <style:style style:name="P19" style:family="paragraph" style:parent-style-name="Text_20_body">
      <style:text-properties fo:language="en" fo:country="US" officeooo:rsid="0036abfe" officeooo:paragraph-rsid="0036abfe"/>
    </style:style>
    <style:style style:name="P20" style:family="paragraph" style:parent-style-name="Text_20_body">
      <style:text-properties fo:language="en" fo:country="US" officeooo:rsid="00383123" officeooo:paragraph-rsid="00383123"/>
    </style:style>
    <style:style style:name="P21" style:family="paragraph" style:parent-style-name="Text_20_body">
      <style:text-properties fo:language="en" fo:country="US" officeooo:rsid="0039ffc7" officeooo:paragraph-rsid="0039ffc7"/>
    </style:style>
    <style:style style:name="P22" style:family="paragraph" style:parent-style-name="Text_20_body">
      <style:text-properties fo:language="en" fo:country="US" officeooo:rsid="003bec3c" officeooo:paragraph-rsid="003bec3c"/>
    </style:style>
    <style:style style:name="P23" style:family="paragraph" style:parent-style-name="Text_20_body">
      <style:text-properties fo:language="en" fo:country="US" officeooo:rsid="003c5a10" officeooo:paragraph-rsid="003c5a10"/>
    </style:style>
    <style:style style:name="P24" style:family="paragraph" style:parent-style-name="Text_20_body">
      <style:text-properties fo:language="en" fo:country="US" officeooo:rsid="003c5a23" officeooo:paragraph-rsid="003c5a23"/>
    </style:style>
    <style:style style:name="P25" style:family="paragraph" style:parent-style-name="Text_20_body">
      <style:text-properties fo:language="en" fo:country="US" officeooo:rsid="003ca888" officeooo:paragraph-rsid="003ca888"/>
    </style:style>
    <style:style style:name="P26" style:family="paragraph" style:parent-style-name="Text_20_body">
      <style:text-properties fo:language="en" fo:country="US" officeooo:rsid="003e82d2" officeooo:paragraph-rsid="003e82d2"/>
    </style:style>
    <style:style style:name="P27" style:family="paragraph" style:parent-style-name="Text_20_body">
      <style:text-properties fo:language="en" fo:country="US" officeooo:rsid="003f1f86" officeooo:paragraph-rsid="003f1f86"/>
    </style:style>
    <style:style style:name="P28" style:family="paragraph" style:parent-style-name="Text_20_body">
      <style:text-properties fo:language="en" fo:country="US" officeooo:rsid="0040a6ec" officeooo:paragraph-rsid="0040a6ec"/>
    </style:style>
    <style:style style:name="P29" style:family="paragraph" style:parent-style-name="Text_20_body">
      <style:text-properties fo:language="en" fo:country="US" officeooo:rsid="0041df8f" officeooo:paragraph-rsid="0041df8f"/>
    </style:style>
    <style:style style:name="P30" style:family="paragraph" style:parent-style-name="Text_20_body">
      <style:text-properties fo:language="en" fo:country="US" officeooo:rsid="0042a000" officeooo:paragraph-rsid="0042a000"/>
    </style:style>
    <style:style style:name="P31" style:family="paragraph" style:parent-style-name="Text_20_body">
      <style:text-properties fo:language="en" fo:country="US" officeooo:rsid="0043f553" officeooo:paragraph-rsid="0043f553"/>
    </style:style>
    <style:style style:name="P32" style:family="paragraph" style:parent-style-name="Text_20_body">
      <style:text-properties fo:language="en" fo:country="US" officeooo:rsid="0044652b" officeooo:paragraph-rsid="0044652b"/>
    </style:style>
    <style:style style:name="P33" style:family="paragraph" style:parent-style-name="Text_20_body">
      <style:text-properties fo:language="en" fo:country="US" officeooo:rsid="0044762b" officeooo:paragraph-rsid="0044762b"/>
    </style:style>
    <style:style style:name="P34" style:family="paragraph" style:parent-style-name="Text_20_body">
      <style:text-properties fo:language="en" fo:country="US" officeooo:rsid="00459776" officeooo:paragraph-rsid="00459776"/>
    </style:style>
    <style:style style:name="P35" style:family="paragraph" style:parent-style-name="Text_20_body">
      <style:text-properties fo:language="en" fo:country="US" officeooo:rsid="0046cf7c" officeooo:paragraph-rsid="0046cf7c"/>
    </style:style>
    <style:style style:name="P36" style:family="paragraph" style:parent-style-name="Text_20_body">
      <style:text-properties fo:language="en" fo:country="US" officeooo:rsid="00475033" officeooo:paragraph-rsid="00475033"/>
    </style:style>
    <style:style style:name="P37" style:family="paragraph" style:parent-style-name="Text_20_body">
      <style:text-properties fo:language="en" fo:country="US" officeooo:rsid="0047576f" officeooo:paragraph-rsid="0047576f"/>
    </style:style>
    <style:style style:name="P38" style:family="paragraph" style:parent-style-name="Text_20_body">
      <style:text-properties fo:language="en" fo:country="US" officeooo:rsid="00493010" officeooo:paragraph-rsid="00493010"/>
    </style:style>
    <style:style style:name="P39" style:family="paragraph" style:parent-style-name="Text_20_body">
      <style:text-properties fo:language="en" fo:country="US" officeooo:rsid="00494987" officeooo:paragraph-rsid="00494987"/>
    </style:style>
    <style:style style:name="P40" style:family="paragraph" style:parent-style-name="Text_20_body">
      <style:text-properties fo:language="en" fo:country="US" officeooo:rsid="0049b13f" officeooo:paragraph-rsid="0049b13f"/>
    </style:style>
    <style:style style:name="P41" style:family="paragraph" style:parent-style-name="Text_20_body">
      <style:text-properties fo:language="en" fo:country="US" officeooo:rsid="004aa371" officeooo:paragraph-rsid="004aa371"/>
    </style:style>
    <style:style style:name="P42" style:family="paragraph" style:parent-style-name="Text_20_body">
      <style:text-properties fo:language="en" fo:country="US" officeooo:rsid="004c07fc" officeooo:paragraph-rsid="004c07fc"/>
    </style:style>
    <style:style style:name="P43" style:family="paragraph" style:parent-style-name="Text_20_body">
      <style:text-properties fo:language="en" fo:country="US" officeooo:rsid="004c07fc" officeooo:paragraph-rsid="0046cf7c"/>
    </style:style>
    <style:style style:name="P44" style:family="paragraph" style:parent-style-name="Text_20_body">
      <style:text-properties fo:language="en" fo:country="US" officeooo:rsid="004d8b29" officeooo:paragraph-rsid="004d8b29"/>
    </style:style>
    <style:style style:name="P45" style:family="paragraph" style:parent-style-name="Text_20_body">
      <style:text-properties fo:language="en" fo:country="US" officeooo:rsid="004f6b13" officeooo:paragraph-rsid="004f6b13"/>
    </style:style>
    <style:style style:name="P46" style:family="paragraph" style:parent-style-name="Text_20_body">
      <style:text-properties fo:language="en" fo:country="US" officeooo:rsid="0050473c" officeooo:paragraph-rsid="0050473c"/>
    </style:style>
    <style:style style:name="P47" style:family="paragraph" style:parent-style-name="Text_20_body">
      <style:text-properties fo:language="en" fo:country="US" officeooo:rsid="0051b653" officeooo:paragraph-rsid="0051b653"/>
    </style:style>
    <style:style style:name="P48" style:family="paragraph" style:parent-style-name="Text_20_body">
      <style:text-properties fo:language="en" fo:country="US" officeooo:rsid="00532fc4" officeooo:paragraph-rsid="00532fc4"/>
    </style:style>
    <style:style style:name="P49" style:family="paragraph" style:parent-style-name="Text_20_body">
      <style:text-properties fo:language="en" fo:country="US" officeooo:rsid="0053898c" officeooo:paragraph-rsid="0053898c"/>
    </style:style>
    <style:style style:name="P50" style:family="paragraph" style:parent-style-name="Text_20_body">
      <style:text-properties fo:language="en" fo:country="US" officeooo:rsid="0054599c" officeooo:paragraph-rsid="0054599c"/>
    </style:style>
    <style:style style:name="P51" style:family="paragraph" style:parent-style-name="Text_20_body">
      <style:text-properties fo:language="en" fo:country="US" officeooo:rsid="0054d52e" officeooo:paragraph-rsid="0054d52e"/>
    </style:style>
    <style:style style:name="P52" style:family="paragraph" style:parent-style-name="Text_20_body">
      <style:text-properties fo:language="en" fo:country="US" officeooo:rsid="0054e4fb" officeooo:paragraph-rsid="0054e4fb"/>
    </style:style>
    <style:style style:name="P53" style:family="paragraph" style:parent-style-name="Text_20_body">
      <style:text-properties fo:language="en" fo:country="US" officeooo:rsid="0055d16e" officeooo:paragraph-rsid="0055d16e"/>
    </style:style>
    <style:style style:name="P54" style:family="paragraph" style:parent-style-name="Text_20_body">
      <style:text-properties fo:language="en" fo:country="US" fo:font-weight="normal" officeooo:rsid="0055d16e" officeooo:paragraph-rsid="0055d16e" style:font-weight-asian="normal" style:font-weight-complex="normal"/>
    </style:style>
    <style:style style:name="P55" style:family="paragraph" style:parent-style-name="Text_20_body">
      <style:text-properties fo:language="en" fo:country="US" officeooo:rsid="0055de04" officeooo:paragraph-rsid="0055de04"/>
    </style:style>
    <style:style style:name="P56" style:family="paragraph" style:parent-style-name="Text_20_body">
      <style:text-properties fo:language="en" fo:country="US" officeooo:rsid="00590af1" officeooo:paragraph-rsid="00590af1"/>
    </style:style>
    <style:style style:name="P57" style:family="paragraph" style:parent-style-name="Text_20_body">
      <style:text-properties fo:language="en" fo:country="US" officeooo:rsid="005ab753" officeooo:paragraph-rsid="005ab753"/>
    </style:style>
    <style:style style:name="P58" style:family="paragraph" style:parent-style-name="Text_20_body">
      <style:text-properties fo:language="en" fo:country="US" officeooo:rsid="005b50b7" officeooo:paragraph-rsid="005b50b7"/>
    </style:style>
    <style:style style:name="P59" style:family="paragraph" style:parent-style-name="Text_20_body">
      <style:text-properties fo:language="en" fo:country="US" officeooo:rsid="005e7694" officeooo:paragraph-rsid="005e7694"/>
    </style:style>
    <style:style style:name="P60" style:family="paragraph" style:parent-style-name="Text_20_body">
      <style:text-properties fo:language="en" fo:country="US" officeooo:rsid="005f3dce" officeooo:paragraph-rsid="005f3dce"/>
    </style:style>
    <style:style style:name="P61" style:family="paragraph" style:parent-style-name="Text_20_body">
      <style:text-properties fo:language="en" fo:country="US" officeooo:rsid="005f7dd6" officeooo:paragraph-rsid="005f7dd6"/>
    </style:style>
    <style:style style:name="P62" style:family="paragraph" style:parent-style-name="Text_20_body">
      <style:text-properties fo:language="en" fo:country="US" officeooo:rsid="005fa99b" officeooo:paragraph-rsid="005fa99b"/>
    </style:style>
    <style:style style:name="P63" style:family="paragraph" style:parent-style-name="Text_20_body">
      <style:text-properties fo:language="en" fo:country="US" officeooo:rsid="006189eb" officeooo:paragraph-rsid="006189eb"/>
    </style:style>
    <style:style style:name="P64" style:family="paragraph" style:parent-style-name="Text_20_body">
      <style:text-properties fo:language="en" fo:country="US" officeooo:rsid="0062416e" officeooo:paragraph-rsid="0062416e"/>
    </style:style>
    <style:style style:name="P65" style:family="paragraph" style:parent-style-name="Text_20_body">
      <style:text-properties fo:language="en" fo:country="US" officeooo:rsid="0063ed07" officeooo:paragraph-rsid="0063ed07"/>
    </style:style>
    <style:style style:name="P66" style:family="paragraph" style:parent-style-name="Text_20_body">
      <style:text-properties fo:language="en" fo:country="US" officeooo:rsid="0063ed07" officeooo:paragraph-rsid="00653bf8"/>
    </style:style>
    <style:style style:name="P67" style:family="paragraph" style:parent-style-name="Text_20_body">
      <style:text-properties fo:language="en" fo:country="US" officeooo:rsid="00653bf8" officeooo:paragraph-rsid="00653bf8"/>
    </style:style>
    <style:style style:name="P68" style:family="paragraph" style:parent-style-name="Text_20_body">
      <style:text-properties fo:language="en" fo:country="US" officeooo:rsid="00666ee4" officeooo:paragraph-rsid="00666ee4"/>
    </style:style>
    <style:style style:name="P69" style:family="paragraph" style:parent-style-name="Text_20_body">
      <style:text-properties fo:language="en" fo:country="US" officeooo:rsid="00666ee4" officeooo:paragraph-rsid="0067a90f"/>
    </style:style>
    <style:style style:name="P70" style:family="paragraph" style:parent-style-name="Text_20_body">
      <style:text-properties fo:language="en" fo:country="US" officeooo:rsid="0068d00e" officeooo:paragraph-rsid="0068d00e"/>
    </style:style>
    <style:style style:name="P71" style:family="paragraph" style:parent-style-name="Text_20_body">
      <style:text-properties fo:language="en" fo:country="US" officeooo:paragraph-rsid="0068d00e"/>
    </style:style>
    <style:style style:name="P72" style:family="paragraph" style:parent-style-name="Text_20_body">
      <style:text-properties fo:language="en" fo:country="US" officeooo:rsid="0069b8ad" officeooo:paragraph-rsid="0069b8ad"/>
    </style:style>
    <style:style style:name="P73" style:family="paragraph" style:parent-style-name="Text_20_body">
      <style:text-properties fo:language="en" fo:country="US" officeooo:rsid="006a8483" officeooo:paragraph-rsid="006a8483"/>
    </style:style>
    <style:style style:name="P74" style:family="paragraph" style:parent-style-name="Text_20_body">
      <style:text-properties fo:language="en" fo:country="US" officeooo:rsid="006b09e8" officeooo:paragraph-rsid="006b09e8"/>
    </style:style>
    <style:style style:name="P75" style:family="paragraph" style:parent-style-name="Text_20_body">
      <style:text-properties fo:language="en" fo:country="US" officeooo:rsid="006b31e5" officeooo:paragraph-rsid="006b31e5"/>
    </style:style>
    <style:style style:name="P76" style:family="paragraph" style:parent-style-name="Text_20_body">
      <style:text-properties fo:language="en" fo:country="US" officeooo:rsid="006b3404" officeooo:paragraph-rsid="006b3404"/>
    </style:style>
    <style:style style:name="P77" style:family="paragraph" style:parent-style-name="Text_20_body">
      <style:text-properties fo:language="en" fo:country="US" officeooo:rsid="006c4a14" officeooo:paragraph-rsid="006c4a14"/>
    </style:style>
    <style:style style:name="P78" style:family="paragraph" style:parent-style-name="Text_20_body">
      <style:text-properties fo:language="en" fo:country="US" officeooo:rsid="006c7528" officeooo:paragraph-rsid="006c7528"/>
    </style:style>
    <style:style style:name="P79" style:family="paragraph" style:parent-style-name="Text_20_body">
      <style:text-properties fo:language="en" fo:country="US" officeooo:rsid="0067a90f" officeooo:paragraph-rsid="0068d00e"/>
    </style:style>
    <style:style style:name="P80" style:family="paragraph" style:parent-style-name="Text_20_body">
      <style:text-properties fo:language="en" fo:country="US" officeooo:rsid="006d8e58" officeooo:paragraph-rsid="006d8e58"/>
    </style:style>
    <style:style style:name="P81" style:family="paragraph" style:parent-style-name="Text_20_body">
      <style:text-properties fo:language="en" fo:country="US" officeooo:rsid="006f584e" officeooo:paragraph-rsid="006f584e"/>
    </style:style>
    <style:style style:name="P82" style:family="paragraph" style:parent-style-name="Text_20_body">
      <style:text-properties fo:language="en" fo:country="US" officeooo:rsid="00700314" officeooo:paragraph-rsid="00700314"/>
    </style:style>
    <style:style style:name="P83" style:family="paragraph" style:parent-style-name="Text_20_body">
      <style:text-properties fo:language="en" fo:country="US" officeooo:rsid="0070d0db" officeooo:paragraph-rsid="0070d0db"/>
    </style:style>
    <style:style style:name="P84" style:family="paragraph" style:parent-style-name="Text_20_body">
      <style:text-properties fo:language="en" fo:country="US" officeooo:rsid="0072c9da" officeooo:paragraph-rsid="0072c9da"/>
    </style:style>
    <style:style style:name="P85" style:family="paragraph" style:parent-style-name="Text_20_body">
      <style:text-properties fo:language="en" fo:country="US" officeooo:rsid="0073f844" officeooo:paragraph-rsid="0073f844"/>
    </style:style>
    <style:style style:name="P86" style:family="paragraph" style:parent-style-name="Text_20_body">
      <style:text-properties fo:language="en" fo:country="US" officeooo:rsid="0073f844" officeooo:paragraph-rsid="00754442"/>
    </style:style>
    <style:style style:name="P87" style:family="paragraph" style:parent-style-name="Text_20_body">
      <style:text-properties fo:language="en" fo:country="US" officeooo:rsid="00754442" officeooo:paragraph-rsid="00754442"/>
    </style:style>
    <style:style style:name="P88" style:family="paragraph" style:parent-style-name="Text_20_body">
      <style:text-properties fo:language="en" fo:country="US" officeooo:rsid="0076a7e5" officeooo:paragraph-rsid="0076a7e5"/>
    </style:style>
    <style:style style:name="P89" style:family="paragraph" style:parent-style-name="Text_20_body">
      <style:text-properties fo:language="en" fo:country="US" officeooo:rsid="007723bc" officeooo:paragraph-rsid="007723bc"/>
    </style:style>
    <style:style style:name="P90" style:family="paragraph" style:parent-style-name="Text_20_body">
      <style:text-properties fo:language="en" fo:country="US" officeooo:rsid="00776110" officeooo:paragraph-rsid="00776110"/>
    </style:style>
    <style:style style:name="P91" style:family="paragraph" style:parent-style-name="Text_20_body">
      <style:text-properties fo:language="en" fo:country="US" officeooo:rsid="00784bc6" officeooo:paragraph-rsid="00784bc6"/>
    </style:style>
    <style:style style:name="P92" style:family="paragraph" style:parent-style-name="Text_20_body">
      <style:text-properties fo:language="en" fo:country="US" officeooo:rsid="007890c6" officeooo:paragraph-rsid="007890c6"/>
    </style:style>
    <style:style style:name="P93" style:family="paragraph" style:parent-style-name="Text_20_body">
      <style:text-properties fo:language="en" fo:country="US" officeooo:rsid="007911ee" officeooo:paragraph-rsid="007911ee"/>
    </style:style>
    <style:style style:name="P94" style:family="paragraph" style:parent-style-name="Text_20_body">
      <style:text-properties fo:language="en" fo:country="US" officeooo:rsid="007a3ffb" officeooo:paragraph-rsid="007a3ffb"/>
    </style:style>
    <style:style style:name="P95" style:family="paragraph" style:parent-style-name="Text_20_body">
      <style:text-properties fo:language="en" fo:country="US" officeooo:rsid="007a7239" officeooo:paragraph-rsid="007a7239"/>
    </style:style>
    <style:style style:name="P96" style:family="paragraph" style:parent-style-name="Text_20_body">
      <style:text-properties fo:language="en" fo:country="US" officeooo:rsid="007bafe9" officeooo:paragraph-rsid="007bafe9"/>
    </style:style>
    <style:style style:name="P97" style:family="paragraph" style:parent-style-name="Text_20_body">
      <style:text-properties fo:language="en" fo:country="US" officeooo:rsid="007d83b1" officeooo:paragraph-rsid="007d83b1"/>
    </style:style>
    <style:style style:name="P98" style:family="paragraph" style:parent-style-name="Text_20_body">
      <style:text-properties fo:language="en" fo:country="US" officeooo:rsid="007ea0bb" officeooo:paragraph-rsid="007ea0bb"/>
    </style:style>
    <style:style style:name="P99" style:family="paragraph" style:parent-style-name="Text_20_body">
      <style:text-properties fo:language="en" fo:country="US" officeooo:rsid="00806898" officeooo:paragraph-rsid="00806898"/>
    </style:style>
    <style:style style:name="P100" style:family="paragraph" style:parent-style-name="Text_20_body">
      <style:text-properties fo:language="en" fo:country="US" officeooo:rsid="0081611c" officeooo:paragraph-rsid="0081611c"/>
    </style:style>
    <style:style style:name="P101" style:family="paragraph" style:parent-style-name="Text_20_body">
      <style:text-properties fo:language="en" fo:country="US" officeooo:rsid="0081611c" officeooo:paragraph-rsid="0084f006"/>
    </style:style>
    <style:style style:name="P102" style:family="paragraph" style:parent-style-name="Text_20_body">
      <style:text-properties fo:language="en" fo:country="US" officeooo:rsid="00867616" officeooo:paragraph-rsid="00867616"/>
    </style:style>
    <style:style style:name="P103" style:family="paragraph" style:parent-style-name="Text_20_body">
      <style:text-properties fo:language="en" fo:country="US" officeooo:rsid="00889712" officeooo:paragraph-rsid="00889712"/>
    </style:style>
    <style:style style:name="P104" style:family="paragraph" style:parent-style-name="Text_20_body">
      <style:text-properties fo:language="en" fo:country="US" officeooo:rsid="00889712" officeooo:paragraph-rsid="0088cdf3"/>
    </style:style>
    <style:style style:name="P105" style:family="paragraph" style:parent-style-name="Text_20_body">
      <style:text-properties fo:language="en" fo:country="US" officeooo:rsid="0088cdf3" officeooo:paragraph-rsid="0088cdf3"/>
    </style:style>
    <style:style style:name="P106" style:family="paragraph" style:parent-style-name="Text_20_body">
      <style:text-properties fo:language="en" fo:country="US" officeooo:paragraph-rsid="0088cdf3"/>
    </style:style>
    <style:style style:name="P107" style:family="paragraph" style:parent-style-name="Text_20_body">
      <style:text-properties fo:language="en" fo:country="US" officeooo:rsid="0088fb54" officeooo:paragraph-rsid="0088fb54"/>
    </style:style>
    <style:style style:name="P108" style:family="paragraph" style:parent-style-name="Text_20_body">
      <style:text-properties fo:language="en" fo:country="US" officeooo:rsid="00897d33" officeooo:paragraph-rsid="00897d33"/>
    </style:style>
    <style:style style:name="P109" style:family="paragraph" style:parent-style-name="Text_20_body">
      <style:text-properties fo:language="en" fo:country="US" officeooo:rsid="0089a936" officeooo:paragraph-rsid="0089a936"/>
    </style:style>
    <style:style style:name="P110" style:family="paragraph" style:parent-style-name="Text_20_body">
      <style:text-properties fo:language="en" fo:country="US" officeooo:rsid="008beab2" officeooo:paragraph-rsid="008beab2"/>
    </style:style>
    <style:style style:name="P111" style:family="paragraph" style:parent-style-name="Text_20_body">
      <style:text-properties fo:language="en" fo:country="US" officeooo:rsid="008c70f6" officeooo:paragraph-rsid="008c70f6"/>
    </style:style>
    <style:style style:name="P112" style:family="paragraph" style:parent-style-name="Text_20_body">
      <style:text-properties fo:language="en" fo:country="US" officeooo:rsid="008ec3d3" officeooo:paragraph-rsid="008ec3d3"/>
    </style:style>
    <style:style style:name="P113" style:family="paragraph" style:parent-style-name="Text_20_body">
      <style:text-properties fo:language="en" fo:country="US" officeooo:rsid="008efa4f" officeooo:paragraph-rsid="008efa4f"/>
    </style:style>
    <style:style style:name="P114" style:family="paragraph" style:parent-style-name="Text_20_body">
      <style:text-properties officeooo:rsid="0021d555" officeooo:paragraph-rsid="0021d555"/>
    </style:style>
    <style:style style:name="P115" style:family="paragraph" style:parent-style-name="Text_20_body">
      <style:text-properties officeooo:rsid="0049b13f" officeooo:paragraph-rsid="0049b13f"/>
    </style:style>
    <style:style style:name="P116" style:family="paragraph" style:parent-style-name="Title">
      <style:text-properties fo:language="en" fo:country="US" officeooo:rsid="001f5efa" officeooo:paragraph-rsid="001f5efa" style:language-asian="zxx" style:country-asian="none" style:language-complex="zxx" style:country-complex="none"/>
    </style:style>
    <style:style style:name="P117"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118"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119"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120"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121"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122"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123"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124"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125" style:family="paragraph" style:parent-style-name="Text_20_body" style:list-style-name="L2">
      <style:text-properties fo:language="en" fo:country="US" officeooo:rsid="0049b13f" officeooo:paragraph-rsid="0049b13f"/>
    </style:style>
    <style:style style:name="P126" style:family="paragraph" style:parent-style-name="Text_20_body" style:list-style-name="L3">
      <style:text-properties fo:language="en" fo:country="US" officeooo:rsid="0051b653" officeooo:paragraph-rsid="0051b653"/>
    </style:style>
    <style:style style:name="P127" style:family="paragraph" style:parent-style-name="Text_20_body" style:list-style-name="L4">
      <style:text-properties fo:language="en" fo:country="US" officeooo:rsid="0067a90f" officeooo:paragraph-rsid="0067a90f"/>
    </style:style>
    <style:style style:name="P128" style:family="paragraph" style:parent-style-name="Text_20_body">
      <style:text-properties fo:language="en" fo:country="US" officeooo:rsid="0088cdf3" officeooo:paragraph-rsid="0088cdf3"/>
    </style:style>
    <style:style style:name="P129" style:family="paragraph" style:parent-style-name="Text_20_body">
      <style:text-properties fo:language="en" fo:country="US" officeooo:rsid="00912042" officeooo:paragraph-rsid="00912042"/>
    </style:style>
    <style:style style:name="P130" style:family="paragraph" style:parent-style-name="Text_20_body">
      <style:text-properties fo:language="en" fo:country="US" officeooo:rsid="0034015f" officeooo:paragraph-rsid="0034015f"/>
    </style:style>
    <style:style style:name="P131" style:family="paragraph" style:parent-style-name="Text_20_body">
      <style:text-properties fo:language="en" fo:country="US" officeooo:rsid="00923597" officeooo:paragraph-rsid="00923597"/>
    </style:style>
    <style:style style:name="P132" style:family="paragraph" style:parent-style-name="Text_20_body">
      <style:text-properties fo:language="en" fo:country="US" officeooo:rsid="009420eb" officeooo:paragraph-rsid="009420eb"/>
    </style:style>
    <style:style style:name="P133" style:family="paragraph" style:parent-style-name="Text_20_body">
      <style:text-properties fo:language="en" fo:country="US" officeooo:rsid="00944c2e" officeooo:paragraph-rsid="00944c2e"/>
    </style:style>
    <style:style style:name="P134" style:family="paragraph" style:parent-style-name="Text_20_body">
      <style:text-properties fo:language="en" fo:country="US" officeooo:rsid="0094ee03" officeooo:paragraph-rsid="0094ee03"/>
    </style:style>
    <style:style style:name="P135" style:family="paragraph" style:parent-style-name="Text_20_body">
      <style:text-properties fo:language="en" fo:country="US" officeooo:rsid="00968e60" officeooo:paragraph-rsid="00968e60"/>
    </style:style>
    <style:style style:name="P136" style:family="paragraph" style:parent-style-name="Heading_20_1">
      <style:text-properties fo:language="en" fo:country="US"/>
    </style:style>
    <style:style style:name="P137" style:family="paragraph" style:parent-style-name="Heading_20_1">
      <style:text-properties fo:language="en" fo:country="US" officeooo:rsid="001f5efa" officeooo:paragraph-rsid="001f5efa" style:language-asian="zxx" style:country-asian="none" style:language-complex="zxx" style:country-complex="none"/>
    </style:style>
    <style:style style:name="P138" style:family="paragraph" style:parent-style-name="Heading_20_1">
      <style:text-properties fo:language="en" fo:country="US" officeooo:rsid="001f5efa" officeooo:paragraph-rsid="001f5efa"/>
    </style:style>
    <style:style style:name="P139" style:family="paragraph" style:parent-style-name="Heading_20_3">
      <style:text-properties fo:language="en" fo:country="US"/>
    </style:style>
    <style:style style:name="P140" style:family="paragraph" style:parent-style-name="Heading_20_2">
      <style:text-properties fo:language="en" fo:country="US"/>
    </style:style>
    <style:style style:name="P141" style:family="paragraph" style:parent-style-name="Heading_20_2">
      <style:text-properties fo:language="en" fo:country="US" officeooo:paragraph-rsid="00754442"/>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officeooo:rsid="00236e79"/>
    </style:style>
    <style:style style:name="T8" style:family="text">
      <style:text-properties officeooo:rsid="00251065"/>
    </style:style>
    <style:style style:name="T9" style:family="text">
      <style:text-properties officeooo:rsid="002924f6"/>
    </style:style>
    <style:style style:name="T10" style:family="text">
      <style:text-properties officeooo:rsid="002b8a05"/>
    </style:style>
    <style:style style:name="T11" style:family="text">
      <style:text-properties officeooo:rsid="002c4619"/>
    </style:style>
    <style:style style:name="T12" style:family="text">
      <style:text-properties officeooo:rsid="00351945"/>
    </style:style>
    <style:style style:name="T13" style:family="text">
      <style:text-properties officeooo:rsid="0050473c"/>
    </style:style>
    <style:style style:name="T14" style:family="text">
      <style:text-properties officeooo:rsid="005213ec"/>
    </style:style>
    <style:style style:name="T15" style:family="text">
      <style:text-properties officeooo:rsid="0054599c"/>
    </style:style>
    <style:style style:name="T16" style:family="text">
      <style:text-properties officeooo:rsid="0054e4fb"/>
    </style:style>
    <style:style style:name="T17" style:family="text">
      <style:text-properties officeooo:rsid="0055de04"/>
    </style:style>
    <style:style style:name="T18" style:family="text">
      <style:text-properties officeooo:rsid="005ab753"/>
    </style:style>
    <style:style style:name="T19" style:family="text">
      <style:text-properties style:text-position="super 58%"/>
    </style:style>
    <style:style style:name="T20" style:family="text">
      <style:text-properties officeooo:rsid="005fa99b"/>
    </style:style>
    <style:style style:name="T21" style:family="text">
      <style:text-properties officeooo:rsid="0062416e"/>
    </style:style>
    <style:style style:name="T22" style:family="text">
      <style:text-properties officeooo:rsid="0063ed07"/>
    </style:style>
    <style:style style:name="T23" style:family="text">
      <style:text-properties officeooo:rsid="00653bf8"/>
    </style:style>
    <style:style style:name="T24" style:family="text">
      <style:text-properties officeooo:rsid="0067a90f"/>
    </style:style>
    <style:style style:name="T25" style:family="text">
      <style:text-properties officeooo:rsid="0068d00e"/>
    </style:style>
    <style:style style:name="T26" style:family="text">
      <style:text-properties officeooo:rsid="006a8483"/>
    </style:style>
    <style:style style:name="T27" style:family="text">
      <style:text-properties officeooo:rsid="006b31e5"/>
    </style:style>
    <style:style style:name="T28" style:family="text">
      <style:text-properties officeooo:rsid="006b3404"/>
    </style:style>
    <style:style style:name="T29" style:family="text">
      <style:text-properties officeooo:rsid="006bdd6a"/>
    </style:style>
    <style:style style:name="T30" style:family="text">
      <style:text-properties fo:font-weight="normal" style:font-weight-asian="normal" style:font-weight-complex="normal"/>
    </style:style>
    <style:style style:name="T31" style:family="text">
      <style:text-properties officeooo:rsid="006f584e"/>
    </style:style>
    <style:style style:name="T32" style:family="text">
      <style:text-properties officeooo:rsid="0072c9da"/>
    </style:style>
    <style:style style:name="T33" style:family="text">
      <style:text-properties officeooo:rsid="007723bc"/>
    </style:style>
    <style:style style:name="T34" style:family="text">
      <style:text-properties officeooo:rsid="00776110"/>
    </style:style>
    <style:style style:name="T35" style:family="text">
      <style:text-properties officeooo:rsid="007a7239"/>
    </style:style>
    <style:style style:name="T36" style:family="text">
      <style:text-properties officeooo:rsid="0083114c"/>
    </style:style>
    <style:style style:name="T37" style:family="text">
      <style:text-properties officeooo:rsid="00867616"/>
    </style:style>
    <style:style style:name="T38" style:family="text">
      <style:text-properties officeooo:rsid="0088cdf3"/>
    </style:style>
    <style:style style:name="T39" style:family="text">
      <style:text-properties officeooo:rsid="008ec3d3"/>
    </style:style>
    <style:style style:name="T40" style:family="text">
      <style:text-properties officeooo:rsid="00923597"/>
    </style:style>
    <style:style style:name="T41" style:family="text">
      <style:text-properties officeooo:rsid="009420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Book of Bootstrap 3 Essential Training</text:p>
      <text:h text:style-name="P137" text:outline-level="1">What is Bootstrap?</text:h>
      <text:list xml:id="list2663665901753878298" text:style-name="L1">
        <text:list-item>
          <text:p text:style-name="P117">A framework</text:p>
        </text:list-item>
        <text:list-item>
          <text:p text:style-name="P117">Mobile first</text:p>
        </text:list-item>
        <text:list-item>
          <text:p text:style-name="P117">Responsive design</text:p>
        </text:list-item>
        <text:list-item>
          <text:p text:style-name="P117">Battle tested</text:p>
        </text:list-item>
        <text:list-item>
          <text:p text:style-name="P117">Uses modern web technologies</text:p>
        </text:list-item>
      </text:list>
      <text:h text:style-name="P136" text:outline-level="1">What’s a Framework</text:h>
      <text:list xml:id="list163754722297925" text:continue-numbering="true" text:style-name="L1">
        <text:list-item>
          <text:p text:style-name="P117">A way to organize your code</text:p>
        </text:list-item>
        <text:list-item>
          <text:p text:style-name="P117">If you follow a certain structure...</text:p>
        </text:list-item>
        <text:list-item>
          <text:p text:style-name="P117">A framework gives you <text:s/>many abilities</text:p>
          <text:list>
            <text:list-item>
              <text:p text:style-name="P117">Pre-built CSS styles</text:p>
            </text:list-item>
            <text:list-item>
              <text:p text:style-name="P117">JavaScript functionality</text:p>
            </text:list-item>
          </text:list>
        </text:list-item>
      </text:list>
      <text:h text:style-name="P136" text:outline-level="1"><text:s/><text:span text:style-name="T1">When Should I Use Bootstrap?</text:span></text:h>
      <text:list xml:id="list163754505118445" text:continue-numbering="true" text:style-name="L1">
        <text:list-item>
          <text:p text:style-name="P117">Excellent for small, quick projects</text:p>
        </text:list-item>
        <text:list-item>
          <text:p text:style-name="P117">Prototyping and scaffolding sites</text:p>
        </text:list-item>
        <text:list-item>
          <text:p text:style-name="P117">Also great for larger projects </text:p>
          <text:list>
            <text:list-item>
              <text:p text:style-name="P117">Customize your install</text:p>
            </text:list-item>
          </text:list>
        </text:list-item>
      </text:list>
      <text:h text:style-name="P138" text:outline-level="1"><text:span text:style-name="T7">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0">Regardless if the type of installation, jQeuery is needed has well.</text:p>
      <text:p text:style-name="P114"><text:a xlink:type="simple" xlink:href="https://jquery.com/" text:style-name="Internet_20_link" text:visited-style-name="Visited_20_Internet_20_Link"><text:span text:style-name="T2">https://jquery.com/</text:span></text:a></text:p>
      <text:p text:style-name="P10">It’s also possible to create a custom installation using the customization toll on:</text:p>
      <text:p text:style-name="P114"><text:a xlink:type="simple" xlink:href="http://getbootstrap.com/customize/" text:style-name="Internet_20_link" text:visited-style-name="Visited_20_Internet_20_Link"><text:span text:style-name="T2">http://getbootstrap.com/customize/</text:span></text:a></text:p>
      <text:h text:style-name="Heading_20_1" text:outline-level="1"><text:span text:style-name="Strong_20_Emphasis"><text:span text:style-name="T4">2.</text:span></text:span><text:span text:style-name="Strong_20_Emphasis"><text:span text:style-name="T2">Working with the Bootstrap Grid</text:span></text:span></text:h>
      <text:h text:style-name="P140" text:outline-level="2">Grid System</text:h>
      <text:list xml:id="list163753731230879" text:continue-numbering="true" text:style-name="L1">
        <text:list-item>
          <text:p text:style-name="P118">12-column grid</text:p>
        </text:list-item>
        <text:list-item>
          <text:p text:style-name="P118">Accessed through CSS classes</text:p>
        </text:list-item>
        <text:list-item>
          <text:p text:style-name="P118">Three key concepts</text:p>
          <text:list>
            <text:list-item>
              <text:p text:style-name="P118">Containers</text:p>
            </text:list-item>
            <text:list-item>
              <text:p text:style-name="P118">Rows</text:p>
            </text:list-item>
            <text:list-item>
              <text:p text:style-name="P118">Columns</text:p>
            </text:list-item>
          </text:list>
        </text:list-item>
      </text:list>
      <text:h text:style-name="P140" text:outline-level="2">Bootstrap Containers</text:h>
      <text:list xml:id="list163754189528007" text:continue-numbering="true" text:style-name="L1">
        <text:list-item>
          <text:p text:style-name="P118">12-column grid</text:p>
        </text:list-item>
        <text:list-item>
          <text:p text:style-name="P122">Add padding</text:p>
        </text:list-item>
        <text:list-item>
          <text:p text:style-name="P122">Two types</text:p>
          <text:list>
            <text:list-item>
              <text:p text:style-name="P123">Fluid <text:span text:style-name="T18">(&lt;div class="container-fluid"&gt;)</text:span></text:p>
            </text:list-item>
            <text:list-item>
              <text:p text:style-name="P123">Fixed-<text:span text:style-name="T8">Width (&lt;div class="container"&gt;)</text:span></text:p>
            </text:list-item>
          </text:list>
        </text:list-item>
      </text:list>
      <text:p text:style-name="P3">If you want a element to take the full width of the browser, you don't putt them inside a container.</text:p>
      <text:h text:style-name="P139" text:outline-level="3">Fixed-Width Container</text:h>
      <text:list xml:id="list163754698796886" text:continue-numbering="true" text:style-name="L1">
        <text:list-item>
          <text:p text:style-name="P119">15 pixel padding on each side</text:p>
        </text:list-item>
        <text:list-item>
          <text:p text:style-name="P119">Adjusts to media query breakpoints</text:p>
        </text:list-item>
      </text:list>
      <text:p text:style-name="P5"><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5"/>
      <text:p text:style-name="P5"/>
      <text:p text:style-name="P5"/>
      <text:h text:style-name="P140" text:outline-level="2">Bootstrap Rows</text:h>
      <text:list xml:id="list163755325245257" text:continue-numbering="true" text:style-name="L1">
        <text:list-item>
          <text:p text:style-name="P120">Horizontal groups of columns</text:p>
        </text:list-item>
        <text:list-item>
          <text:p text:style-name="P120">Place within a container</text:p>
        </text:list-item>
        <text:list-item>
          <text:p text:style-name="P120">Should always include columns</text:p>
        </text:list-item>
        <text:list-item>
          <text:p text:style-name="P120">Gets rid of container padding</text:p>
        </text:list-item>
      </text:list>
      <text:h text:style-name="P140" text:outline-level="2">Bootstrap Columns</text:h>
      <text:list xml:id="list163755574604240" text:continue-numbering="true" text:style-name="L1">
        <text:list-item>
          <text:p text:style-name="P121">30px gutters</text:p>
          <text:list>
            <text:list-item>
              <text:p text:style-name="P121">15px on each side</text:p>
            </text:list-item>
          </text:list>
        </text:list-item>
        <text:list-item>
          <text:p text:style-name="P121">Use col-SIZE-SPAN</text:p>
          <text:list>
            <text:list-item>
              <text:p text:style-name="P121">S<text:span text:style-name="T9">IZE</text:span>: When it sta<text:span text:style-name="T9">c</text:span>ks</text:p>
            </text:list-item>
            <text:list-item>
              <text:p text:style-name="P124">SPAN: How many columns</text:p>
            </text:list-item>
          </text:list>
        </text:list-item>
        <text:list-item>
          <text:p text:style-name="P124">&gt;12 columns warp</text:p>
        </text:list-item>
      </text:list>
      <text:h text:style-name="P139" text:outline-level="3">Column Metrics</text:h>
      <text:p text:style-name="P2"><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2"/>
      <text:p text:style-name="P2"/>
      <text:p text:style-name="P2"/>
      <text:p text:style-name="P2"/>
      <text:p text:style-name="P2"/>
      <text:p text:style-name="P2"/>
      <text:p text:style-name="P2"/>
      <text:p text:style-name="P4">Tip: On Google Chrome, on the inspect element, the mobile view has an option to view the breakpoints on the top left corner.</text:p>
      <text:h text:style-name="P139" text:outline-level="3">Resetting columns</text:h>
      <text:p text:style-name="P6">Bootstrap comes with a clearfix class. This class is <text:span text:style-name="T11">generally</text:span> used in <text:span text:style-name="T11">CSS</text:span> to clear floats.</text:p>
      <text:p text:style-name="P7"><text:span text:style-name="T11">Example</text:span>: &lt;div class=”clearfix <text:span text:style-name="T10">visible-sm-block</text:span>”&gt;&lt;/div&gt;</text:p>
      <text:p text:style-name="P8">It can be visible or hidden. <text:s/>if it is hidden I dont have to specify anyting else. </text:p>
      <text:p text:style-name="P8">In the case that it is visible it can be a block, inline-block or inline element.</text:p>
      <text:p text:style-name="P9">This can be use to hide elements, for example, in smaller devices I may not want to show the icons, so I can use the hidden class to hide a type of element.</text:p>
      <text:h text:style-name="P139" text:outline-level="3">Offsetting columns</text:h>
      <text:p text:style-name="P9">In bootstrap you can ask certain columns to move over by certain number of columns width. It’s called Offsetting.</text:p>
      <text:p text:style-name="P11">If I Offsetting something at xs breakpoint, I will need to set the offset to 0 in the next breakpoint, or it will be used in all the next breakpoints.</text:p>
      <text:p text:style-name="P11">Exemple: </text:p>
      <text:p text:style-name="P12">col-xs-offset-3 col-xs-6 col-sm-offset-0</text:p>
      <text:h text:style-name="P139" text:outline-level="3">Nesting columns</text:h>
      <text:p text:style-name="P13">I can put rows inside other rows, and i get another 12 columns grid inside the existing section.</text:p>
      <text:p text:style-name="P14">In the example, we do a bit of CSS to adjust the padding of the heading.</text:p>
      <text:h text:style-name="P139" text:outline-level="3">Customizing column order with push and pull</text:h>
      <text:p text:style-name="P15">This allows us to have the flexibility to completely rearrange the order of the columns depending on the breakpoints </text:p>
      <text:p text:style-name="P16">Any pull or pushes are going to remain for the rests of the breakpoints</text:p>
      <text:p text:style-name="P16">Example:</text:p>
      <text:p text:style-name="P16">col-sm-push-8</text:p>
      <text:p text:style-name="P16">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140" text:outline-level="2">Styling headings and body copy</text:h>
      <text:p text:style-name="P17">Bootstrap uses Helvetica new if it’s avalabel, then goes for Helvetica, <text:span text:style-name="T12">Arial and if noting is available it goes for the default Sans-serif.</text:span></text:p>
      <text:p text:style-name="P18">I can use the classes H1 trow H6 to emulate the headings:</text:p>
      <text:p text:style-name="P18"><text:tab/>&lt;div class="h1"&gt;Headline 1&lt;/div&gt;</text:p>
      <text:p text:style-name="P18">Or I can have a word have the same font of the heading using a span:</text:p>
      <text:p text:style-name="P18"><text:tab/>&lt;span class="h1"&gt;consequuntur&lt;/span&gt;</text:p>
      <text:p text:style-name="P18">I can also create secondary text inside a headline using the small tag:</text:p>
      <text:p text:style-name="P19"><text:tab/>&lt;h1&gt;Headline 1 &lt;small&gt;Secondary text&lt;/small&gt;&lt;/h1&gt;</text:p>
      <text:p text:style-name="P19">And also in a line of text:</text:p>
      <text:p text:style-name="P19"><text:tab/>consectetur &lt;span class="small"&gt;adipisicing&lt;/span&gt; <text:s/>elit.</text:p>
      <text:p text:style-name="P19">There is also a class called lead that can be used to stand out a paragraph, like so:</text:p>
      <text:p text:style-name="P19"><text:tab/>&lt;p class="lead"&gt;</text:p>
      <text:h text:style-name="P140" text:outline-level="2">Analyzing in-line text styles</text:h>
      <text:p text:style-name="P20">Bootstrap comes with a few built in styles for traditional in-line tags:</text:p>
      <text:p text:style-name="P20">&lt;mark&gt;delectus soluta&lt;/mark&gt;</text:p>
      <text:p text:style-name="P21">&lt;s&gt;quod ab&lt;/s&gt;</text:p>
      <text:p text:style-name="P21">&lt;del&gt;corporis similique&lt;/del&gt;</text:p>
      <text:p text:style-name="P22">&lt;ins&gt;expedita beatae sed asperiores&lt;/ins&gt;</text:p>
      <text:p text:style-name="P22">&lt;u&gt;deleniti et&lt;/u&gt;</text:p>
      <text:p text:style-name="P23">&lt;small&gt;officiis repellendus&lt;/small&gt;</text:p>
      <text:p text:style-name="P24">&lt;strong&gt;numquam eligendi&lt;/strong&gt;</text:p>
      <text:p text:style-name="P25">&lt;b&gt;mollitia&lt;/b&gt;</text:p>
      <text:p text:style-name="P26">&lt;em&gt;Harum nihil, vero cupiditate&lt;/em&gt;</text:p>
      <text:p text:style-name="P27">&lt;i&gt;Numquam officia&lt;/i&gt;</text:p>
      <text:p text:style-name="P28">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29">Bootstrap comes whit a series of alignment classes for text elements:</text:p>
      <text:p text:style-name="P30">&lt;p class="text-left"&gt;</text:p>
      <text:p text:style-name="P30">&lt;p class="text-right"&gt;</text:p>
      <text:p text:style-name="P31">&lt;p class="text-center"&gt;</text:p>
      <text:p text:style-name="P32">&lt;p class="text-justify"&gt;</text:p>
      <text:p text:style-name="P33">&lt;p class="text-nowrap"&gt;</text:p>
      <text:p text:style-name="P34">&lt;h1 class="text-lowercase"&gt;Headline&lt;/h1&gt;</text:p>
      <text:p text:style-name="P35">&lt;h1 class="text-uppercase"&gt;Headline&lt;/h1&gt;</text:p>
      <text:p text:style-name="P35">&lt;h1 class="text-capitalize"&gt;Headline one&lt;/h1&gt;</text:p>
      <text:p text:style-name="P36">&lt;abbr title="Captain"&gt;Capt.&lt;/abbr&gt;</text:p>
      <text:p text:style-name="P37">&lt;abbr title="United States Air Force" class="initialism"&gt;USAF&lt;/abbr&gt;</text:p>
      <text:h text:style-name="Heading_20_2" text:outline-level="2">Using blockquotes</text:h>
      <text:p text:style-name="P38">Bootstrap thoes a good job of styling block quotes and provides a class to reverse the alignment of it.</text:p>
      <text:p text:style-name="P39"><text:s text:c="4"/>&lt;blockquote&gt;</text:p>
      <text:p text:style-name="P39"><text:s text:c="4"/>&lt;p&gt;Adipisci verit……….</text:p>
      <text:p text:style-name="P39"><text:s text:c="6"/>…...distinctio.&lt;/p&gt;</text:p>
      <text:p text:style-name="P39"><text:s text:c="4"/>&lt;footer&gt;Joao Faria&lt;/footer&gt;</text:p>
      <text:p text:style-name="P39"><text:s text:c="4"/>&lt;/blockquote&gt;</text:p>
      <text:p text:style-name="P39"/>
      <text:p text:style-name="P39"><text:s text:c="4"/>&lt;blockquote class="blockquote-reverse"&gt;</text:p>
      <text:p text:style-name="P39"><text:s text:c="4"/>&lt;p&gt;Adipisci v………...</text:p>
      <text:p text:style-name="P39"><text:s text:c="6"/>………...e distinctio.&lt;/p&gt;</text:p>
      <text:p text:style-name="P39"><text:s text:c="4"/>&lt;footer&gt;Joao Faria&lt;/footer&gt;</text:p>
      <text:p text:style-name="P39"><text:s text:c="4"/>&lt;/blockquote&gt;</text:p>
      <text:h text:style-name="Heading_20_2" text:outline-level="2">Working with list styles</text:h>
      <text:p text:style-name="P40">HTML has 3 different types of lists: </text:p>
      <text:list xml:id="list6012233260053230616" text:style-name="L2">
        <text:list-item>
          <text:p text:style-name="P125">Unordered</text:p>
          <text:list>
            <text:list-item>
              <text:p text:style-name="P125">For items in no particular order</text:p>
            </text:list-item>
          </text:list>
        </text:list-item>
        <text:list-item>
          <text:p text:style-name="P125">Ordered</text:p>
          <text:list>
            <text:list-item>
              <text:p text:style-name="P125">When the order of the items has relevance</text:p>
            </text:list-item>
          </text:list>
        </text:list-item>
        <text:list-item>
          <text:p text:style-name="P125">Definitions</text:p>
          <text:list>
            <text:list-item>
              <text:p text:style-name="P125">For dictionary type definitions</text:p>
            </text:list-item>
          </text:list>
        </text:list-item>
      </text:list>
      <text:p text:style-name="P40">We can remove the styling of lists by adding a specific class:</text:p>
      <text:p text:style-name="P40">&lt;ol class="list-unstyled"&gt;</text:p>
      <text:p text:style-name="P40"><text:tab/>&lt;li&gt;text 1&lt;/li&gt;</text:p>
      <text:p text:style-name="P40"><text:tab/>&lt;li&gt;text 2&lt;/li&gt;</text:p>
      <text:p text:style-name="P40">&lt;/ol&gt;</text:p>
      <text:p text:style-name="P115"><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1">&lt;ul class="list-inline"&gt;</text:p>
      <text:p text:style-name="P41"><text:s text:c="6"/>&lt;li&gt;quam&lt;/li&gt;</text:p>
      <text:p text:style-name="P41"><text:s text:c="6"/>&lt;li&gt;porro&lt;/li&gt;</text:p>
      <text:p text:style-name="P41"><text:s text:c="6"/>&lt;li&gt;quasi&lt;/li&gt;</text:p>
      <text:p text:style-name="P41"><text:s/>&lt;/ul&gt;</text:p>
      <text:p text:style-name="P41">In definitions lists we have an option to make them appear in a horizontal layout:</text:p>
      <text:p text:style-name="P41"><text:s text:c="4"/>&lt;dl class="dl-horizontal"&gt;</text:p>
      <text:p text:style-name="P41"><text:s text:c="4"/>&lt;/dl&gt;</text:p>
      <text:h text:style-name="Heading_20_2" text:outline-level="2">Styling code</text:h>
      <text:p text:style-name="P43">Bootstrap comes with a few styles to help format code.</text:p>
      <text:p text:style-name="P42">the &lt;code&gt;em&lt;/code&gt; tag</text:p>
      <text:p text:style-name="P44">or</text:p>
      <text:p text:style-name="P44"><text:tab/>&lt;code&gt;&amp;lt;em&amp;gt;&lt;/code&gt;</text:p>
      <text:p text:style-name="P44">Styles for keyboard shortcuts</text:p>
      <text:p text:style-name="P44"><text:tab/>&lt;kbd&gt;control-c&lt;/kbd&gt;</text:p>
      <text:p text:style-name="P44">Variables in formulas</text:p>
      <text:p text:style-name="P45"><text:tab/>&lt;var&gt;e&lt;/var&gt; = &lt;var&gt;m&lt;/var&gt;&lt;var&gt;c&lt;/var&gt;&amp;sup2</text:p>
      <text:p text:style-name="P45">Normally HTML ignores white space, so if we want present code we can use:</text:p>
      <text:p text:style-name="P45"><text:tab/>&lt;pre&gt; ...code...&lt;/pre</text:p>
      <text:p text:style-name="P45">We can also use the sample tag to show the result of some code, <text:span text:style-name="T13">not good for long pieces of code</text:span>:</text:p>
      <text:p text:style-name="P45"><text:tab/>&lt;samp&gt;...code...&lt;/samp&gt;</text:p>
      <text:p text:style-name="P46">If we have a long block of code we can add a pre scrollable class that sets a max hight of 300 pixels:</text:p>
      <text:p text:style-name="P46">&lt;pre class="pre-scrollable"&gt;</text:p>
      <text:p text:style-name="P46"><text:tab/>….code…</text:p>
      <text:p text:style-name="P46">&lt;/pre&gt;</text:p>
      <text:h text:style-name="Heading_20_1" text:outline-level="1"><text:span text:style-name="Strong_20_Emphasis">4. Adding Other CSS Styles</text:span></text:h>
      <text:h text:style-name="Heading_20_2" text:outline-level="2">Working with Bootstrap buttons</text:h>
      <text:p text:style-name="P47">There are 3 types of elements that can made to look like buttons:</text:p>
      <text:list xml:id="list5221701127222365127" text:style-name="L3">
        <text:list-item>
          <text:p text:style-name="P126">Links</text:p>
        </text:list-item>
        <text:list-item>
          <text:p text:style-name="P126">Button tag</text:p>
        </text:list-item>
        <text:list-item>
          <text:p text:style-name="P126">Input fields</text:p>
        </text:list-item>
      </text:list>
      <text:p text:style-name="P47">To make a button we add the class of <text:span text:style-name="T14">btn</text:span> and, technically, you are <text:span text:style-name="T14">suppose</text:span> to add a color. </text:p>
      <text:p text:style-name="P48">Buttons can also have a contextual meaning like so:</text:p>
      <text:p text:style-name="P48"><text:tab/>&lt;button class="btn btn-default"&gt;Default&lt;/button&gt;</text:p>
      <text:p text:style-name="P48"><text:tab/>&lt;button class="btn btn-primary"&gt;Primary&lt;/button&gt;</text:p>
      <text:p text:style-name="P48"><text:tab/>&lt;button class="btn btn-success"&gt;Success&lt;/button&gt;</text:p>
      <text:p text:style-name="P48"><text:tab/>&lt;button class="btn btn-info"&gt;Info&lt;/button&gt;</text:p>
      <text:p text:style-name="P48"><text:tab/>&lt;button class="btn btn-warning"&gt;Warning&lt;/button&gt;</text:p>
      <text:p text:style-name="P48"><text:tab/>&lt;button class="btn btn-danger"&gt;Danger&lt;/button&gt;</text:p>
      <text:p text:style-name="P49">Buttons also have different sizes as shown in the examples</text:p>
      <text:p text:style-name="P50"><text:tab/>&lt;button class="btn btn-default btn-lg"&gt;Large&lt;/button&gt;</text:p>
      <text:p text:style-name="P50"><text:tab/>&lt;button class="btn btn-default"&gt;Default&lt;/button&gt;</text:p>
      <text:p text:style-name="P50"><text:tab/>&lt;button class="btn btn-default btn-sm"&gt;Small&lt;/button&gt;</text:p>
      <text:p text:style-name="P50"><text:tab/>&lt;button class="btn btn-default btn-xs"&gt;Extra Small&lt;/button&gt;</text:p>
      <text:p text:style-name="P50"><text:tab/>&lt;button class="btn btn-default"&gt;Block Level&lt;/button&gt;</text:p>
      <text:p text:style-name="P49">We can also create a <text:span text:style-name="T15">button</text:span> that <text:span text:style-name="T15">expends the full width of its parent </text:span></text:p>
      <text:p text:style-name="P50"><text:tab/>&lt;button class="btn btn-default btn-block"&gt;Block Level&lt;/button&gt;</text:p>
      <text:p text:style-name="P51">We can indicate if a button is active or disabled:</text:p>
      <text:p text:style-name="P51"><text:tab/>&lt;button class="btn btn-default active"&gt;Active Button&lt;/button&gt;</text:p>
      <text:p text:style-name="P51"><text:tab/>&lt;button class="btn btn-default disabled"&gt;Disabled Button&lt;/button&gt;</text:p>
      <text:h text:style-name="Heading_20_2" text:outline-level="2">Exploring table styles</text:h>
      <text:p text:style-name="P51">Just by adding the class of table we get a nice <text:span text:style-name="T16">look.</text:span></text:p>
      <text:p text:style-name="P52"><text:tab/>&lt;table class="table"&gt;</text:p>
      <text:p text:style-name="P52">Bootstrap also provides a series of sub classes we can use to enhance the table. For example:</text:p>
      <text:p text:style-name="P52">Striped Rows:</text:p>
      <text:p text:style-name="P52"><text:tab/>&lt;table class="table table-striped"&gt;</text:p>
      <text:p text:style-name="P52">Add a border to the table:</text:p>
      <text:p text:style-name="P52"><text:tab/>&lt;table class="table table-bordered"&gt;</text:p>
      <text:p text:style-name="P52">Add hovering over the table rows, it helps people to focus:</text:p>
      <text:p text:style-name="P52"><text:tab/>&lt;table class="table table-hover"&gt;</text:p>
      <text:p text:style-name="P53">A version of the table that takes a bit less space:</text:p>
      <text:p text:style-name="P53"><text:tab/>&lt;table class="table table-condensed"&gt;</text:p>
      <text:p text:style-name="P53">We can also add colors to the table by adding contextual classes:</text:p>
      <text:p text:style-name="P53">&lt;tr class="active"&gt;</text:p>
      <text:p text:style-name="P53"><text:s text:c="12"/>&lt;th scope="row"&gt;active&lt;/th&gt;</text:p>
      <text:p text:style-name="P53"><text:s text:c="12"/>&lt;td&gt;Gray&lt;/td&gt;</text:p>
      <text:p text:style-name="P53"><text:s text:c="12"/>&lt;td&gt;Active color to a particular row or cell&lt;/td&gt;</text:p>
      <text:p text:style-name="P53">&lt;/tr&gt;</text:p>
      <text:p text:style-name="P54">&lt;tr class="info"&gt;</text:p>
      <text:p text:style-name="P54"><text:s text:c="12"/>&lt;th scope="row"&gt;info&lt;/th&gt;</text:p>
      <text:p text:style-name="P54"><text:s text:c="12"/>&lt;td&gt;Blue&lt;/td&gt;</text:p>
      <text:p text:style-name="P54"><text:s text:c="12"/>&lt;td&gt;A neutral informative change or action&lt;/td&gt;</text:p>
      <text:p text:style-name="P54"><text:s/>&lt;/tr&gt;</text:p>
      <text:p text:style-name="P53">This contextual classes can also be added to the table cells</text:p>
      <text:p text:style-name="P53">&lt;tr&gt;</text:p>
      <text:p text:style-name="P53"><text:s text:c="12"/>&lt;th scope="row"&gt;Normal&lt;/th&gt;</text:p>
      <text:p text:style-name="P53"><text:s text:c="12"/>&lt;td class="danger"&gt;Default&lt;/td&gt;</text:p>
      <text:p text:style-name="P53"><text:s text:c="12"/>&lt;td&gt;Default color to a particular row or cell&lt;/td&gt;</text:p>
      <text:p text:style-name="P53">&lt;/tr&gt; </text:p>
      <text:p text:style-name="P53">Bootstrap can also make tables a bit more responsive, by adding a container around the table with the class of table responsive, it will let you scroll the table if the content is to wide <text:span text:style-name="T17">at a specific breakpoint, like so:</text:span></text:p>
      <text:p text:style-name="P55">&lt;div class="table-responsive"&gt;</text:p>
      <text:p text:style-name="P55"><text:tab/>&lt;table&gt;</text:p>
      <text:p text:style-name="P55"><text:tab/><text:tab/>….</text:p>
      <text:p text:style-name="P55"><text:tab/>&lt;/table&gt;</text:p>
      <text:p text:style-name="P55">&lt;/div&gt;</text:p>
      <text:h text:style-name="Heading_20_2" text:outline-level="2">Adding image classes</text:h>
      <text:p text:style-name="P56">Bootstrap has a lot of useful class images to help control your images</text:p>
      <text:p text:style-name="P56"><text:tab/>class="img-responsive"</text:p>
      <text:p text:style-name="P56">This class sets the max width to 100%, <text:span text:style-name="T18">also sets the height to auto and the display to bock for any element. Because of this, if I need to center the image I will need to use the center block class </text:span></text:p>
      <text:p text:style-name="P57"><text:tab/>class="img-responsive center-block"</text:p>
      <text:p text:style-name="P58">In the example, at the XS break point the width of 100% or the 420px of the image is a bit <text:s/>to large. So we will use the CSS to add some styles at that break point:</text:p>
      <text:p text:style-name="P59">@media (max-width: 767px) {</text:p>
      <text:p text:style-name="P59"><text:tab/>.img-responsive{</text:p>
      <text:p text:style-name="P59"><text:tab/><text:tab/>max-width: 50%;</text:p>
      <text:p text:style-name="P59"><text:tab/><text:tab/>min-width: 300px;</text:p>
      <text:p text:style-name="P59"><text:tab/>}</text:p>
      <text:p text:style-name="P59">}</text:p>
      <text:p text:style-name="P60">There are also some class that will help you customize the look and fell of the image:</text:p>
      <text:p text:style-name="P60"><text:tab/>class="img-rounded”</text:p>
      <text:p text:style-name="P60"><text:tab/>class="img-circle”</text:p>
      <text:p text:style-name="P60"><text:tab/>class="img-thumbnail”</text:p>
      <text:h text:style-name="Heading_20_2" text:outline-level="2">Understanding Bootstrap helper classes</text:h>
      <text:p text:style-name="P61">Bootstrap has a number o miscellaneous classes that can help you take care of common styling needs.</text:p>
      <text:p text:style-name="P61">1<text:span text:style-name="T19">st</text:span> Bootstrap offerer a number o contextual colors, you can use them to hig<text:span text:style-name="T20">hlight text colors or backgrounds.</text:span></text:p>
      <text:p text:style-name="P62"><text:tab/>class="text-muted"</text:p>
      <text:p text:style-name="P62"><text:tab/>class="text-primary"</text:p>
      <text:p text:style-name="P62"><text:tab/>class="text-success"</text:p>
      <text:p text:style-name="P62"><text:tab/>class="text-info"</text:p>
      <text:p text:style-name="P62"><text:tab/>class="text-warning"</text:p>
      <text:p text:style-name="P62"><text:tab/>class="text-danger"</text:p>
      <text:p text:style-name="P62">I can also change the background color using the bg class:</text:p>
      <text:p text:style-name="P63"><text:tab/>class="bg-primary"</text:p>
      <text:p text:style-name="P63"><text:tab/>class="bg-success"</text:p>
      <text:p text:style-name="P63"><text:tab/>class="bg-info"&gt;</text:p>
      <text:p text:style-name="P63"><text:tab/>class="bg-warning"</text:p>
      <text:p text:style-name="P63"><text:tab/>class="bg-danger"</text:p>
      <text:p text:style-name="P63">There are also some quick layout classes (they don't work for navigation elements):</text:p>
      <text:p text:style-name="P63"><text:tab/>class="pull-left"</text:p>
      <text:p text:style-name="P63"><text:tab/>class="pull-right"</text:p>
      <text:p text:style-name="P63"><text:tab/>class="center-block"</text:p>
      <text:p text:style-name="P63">In the example <text:span text:style-name="T22">they </text:span>ware used <text:span text:style-name="T22">on</text:span> the image.</text:p>
      <text:p text:style-name="P63">If we need to clear floats <text:span text:style-name="T21">we can use this class:</text:span></text:p>
      <text:p text:style-name="P64"><text:tab/>class="clearfix"</text:p>
      <text:p text:style-name="P64">There are also a number of classes that can show and hide elements, this is usually used with javasrcipt:</text:p>
      <text:p text:style-name="P64"><text:tab/>class="hidden"</text:p>
      <text:p text:style-name="P64"><text:tab/>class="show" </text:p>
      <text:p text:style-name="P65">We can also make <text:span text:style-name="T23">elements</text:span> invisible, but still take the page space:</text:p>
      <text:p text:style-name="P66"><text:tab/><text:span text:style-name="T23">class="invisible"</text:span></text:p>
      <text:p text:style-name="P67">We can make an element only visible to a screen reader:</text:p>
      <text:p text:style-name="P67"><text:tab/>class="sr-only"</text:p>
      <text:p text:style-name="P68">And for keyboard only useres:</text:p>
      <text:p text:style-name="P68"><text:tab/>class="sr-only-focusable"</text:p>
      <text:h text:style-name="P140" text:outline-level="2">Using responsive utilities</text:h>
      <text:p text:style-name="P68">Bootstrap offers a set o responsive utility classes, so that you can control the visibility of certain elements. </text:p>
      <text:p text:style-name="P69">This classes allow <text:span text:style-name="T24">you to turn visibility on or off depending on certain break points or when the user tries to print the page</text:span></text:p>
      <text:list xml:id="list4630431177085783384" text:style-name="L4">
        <text:list-item>
          <text:p text:style-name="P127">Visibility at breakpoints/print</text:p>
        </text:list-item>
        <text:list-item>
          <text:p text:style-name="P127">VISIBILITY-SIZE(-DISPLAY)</text:p>
          <text:list>
            <text:list-item>
              <text:p text:style-name="P127">Visibility: visible or hidden</text:p>
            </text:list-item>
            <text:list-item>
              <text:p text:style-name="P127">Size: xs, xm, md, lg, print</text:p>
            </text:list-item>
            <text:list-item>
              <text:p text:style-name="P127">Display: block, inline, inline-block, print</text:p>
            </text:list-item>
          </text:list>
        </text:list-item>
      </text:list>
      <text:p text:style-name="P70"><text:span text:style-name="T24">E</text:span>xamples:</text:p>
      <text:p text:style-name="P79"><text:tab/>class="h1 visible-xs-block"</text:p>
      <text:p text:style-name="P79"><text:tab/>class="h1 visible-xs-inline"</text:p>
      <text:p text:style-name="P71"><text:tab/><text:span text:style-name="T25">class="h1 visible-xs-inline-block" style="width: 400px" (because we are using a <text:tab/><text:tab/><text:tab/><text:tab/><text:tab/><text:tab/><text:tab/>bock element we can specify a width )</text:span></text:p>
      <text:p text:style-name="P71"><text:tab/><text:span text:style-name="T25">class="h1 hidden-xs"</text:span></text:p>
      <text:p text:style-name="P72"><text:tab/>class="h1 visible-print-block"</text:p>
      <text:h text:style-name="Heading_20_1" text:outline-level="1"><text:span text:style-name="Strong_20_Emphasis"><text:span text:style-name="T2">5. Styling Forms</text:span></text:span></text:h>
      <text:h text:style-name="P140" text:outline-level="2">Creating a basic form</text:h>
      <text:p text:style-name="P72">Bootstrap has some fantastic built in styles for forms . </text:p>
      <text:p text:style-name="P72">Make sure you add the label for input field :</text:p>
      <text:p text:style-name="P72"><text:tab/>&lt;label for="inputName"&gt;Name&lt;/label&gt;</text:p>
      <text:p text:style-name="P73"><text:tab/>&lt;input type="text" id="inputName" placeholder="Name"&gt;</text:p>
      <text:p text:style-name="P72">This should match <text:span text:style-name="T26">whit the input field id. This is good for mobile touch devices and screen readers.</text:span></text:p>
      <text:p text:style-name="P74">There is a special class called SR-ONLY that can hide the labels if I don't want to use them, but want screen readers to be able to see them.</text:p>
      <text:p text:style-name="P74"><text:tab/> &lt;label class="sr-only" for="inputName"&gt;Name&lt;/label&gt;</text:p>
      <text:p text:style-name="P74">The 1<text:span text:style-name="T19">st</text:span> team make forms look great is to add the form-control field, <text:span text:style-name="T27">the form gets 100% width and a good padding. </text:span></text:p>
      <text:p text:style-name="P75"><text:tab/> &lt;input class="form-control" type="text" id="inputName" placeholder="Name"&gt;</text:p>
      <text:p text:style-name="P76">If you want to add a little space between the groups we can wrap them with a from group class for a little better spacing:</text:p>
      <text:p text:style-name="P76"><text:tab/>&lt;div class="form-group"&gt;</text:p>
      <text:p text:style-name="P75"><text:tab/><text:tab/>…</text:p>
      <text:p text:style-name="P75"><text:tab/><text:span text:style-name="T28">&lt;/div&gt;</text:span></text:p>
      <text:p text:style-name="P76">Check-boxes are <text:span text:style-name="T29">a special case that will be riviwed later on this chapter, for now the are put in the following class:</text:span></text:p>
      <text:p text:style-name="P77"><text:tab/><text:tab/>&lt;div class="checkbox"&gt;</text:p>
      <text:p text:style-name="P77"><text:tab/><text:tab/><text:tab/>&lt;label&gt;</text:p>
      <text:p text:style-name="P77"><text:tab/><text:tab/><text:tab/>&lt;input id="inputAddList" type="checkbox"&gt;</text:p>
      <text:p text:style-name="P77"><text:tab/><text:tab/><text:tab/>Add me to e-mail blast&lt;/label&gt;<text:tab/></text:p>
      <text:p text:style-name="P77"><text:tab/><text:tab/>&lt;/div&gt;</text:p>
      <text:p text:style-name="P77">For the submit button we add the class of btn and then the contextual class:</text:p>
      <text:p text:style-name="P77"><text:tab/> &lt;input class="btn btn-default" type="submit" value="submit"&gt;</text:p>
      <text:p text:style-name="P78">This is also a good place to use the pull-right class to push the button to the left:</text:p>
      <text:p text:style-name="P78"><text:tab/><text:span text:style-name="T30">&lt;input class="btn btn-default pull-right" type="submit" value="submit"&gt;</text:span></text:p>
      <text:h text:style-name="P140" text:outline-level="2">Formatting radio and checkbox controls</text:h>
      <text:p text:style-name="P68"/>
      <text:p text:style-name="P80">There are a couple of extra options when working with radio and submit button <text:span text:style-name="T31">type input fields.</text:span></text:p>
      <text:p text:style-name="P81">The check box does not need a for field on the label tag</text:p>
      <text:p text:style-name="P81"><text:tab/>&lt;div class="checkbox"&gt; </text:p>
      <text:p text:style-name="P81"><text:tab/><text:tab/>&lt;label&gt;</text:p>
      <text:p text:style-name="P81"><text:tab/><text:tab/><text:tab/>&lt;input type="checkbox"&gt;</text:p>
      <text:p text:style-name="P81"><text:tab/><text:tab/><text:tab/>One</text:p>
      <text:p text:style-name="P81"><text:tab/><text:tab/>&lt;/label&gt;</text:p>
      <text:p text:style-name="P81"><text:tab/>&lt;/div&gt;</text:p>
      <text:p text:style-name="P81">For the radio buttons, we need give them a name in order to enable the user piking only one option.</text:p>
      <text:p text:style-name="P81"><text:tab/>&lt;div class="radio"&gt; </text:p>
      <text:p text:style-name="P81"><text:tab/><text:tab/>&lt;label&gt;</text:p>
      <text:p text:style-name="P81"><text:tab/><text:tab/><text:tab/>&lt;input name="options" type="radio"&gt;</text:p>
      <text:p text:style-name="P81"><text:tab/><text:tab/><text:tab/>One</text:p>
      <text:p text:style-name="P81"><text:tab/><text:tab/>&lt;/label&gt;</text:p>
      <text:p text:style-name="P81"><text:tab/>&lt;/div&gt;</text:p>
      <text:p text:style-name="P81"/>
      <text:p text:style-name="P81"><text:tab/>&lt;div class="radio"&gt;</text:p>
      <text:p text:style-name="P81"><text:tab/><text:tab/>&lt;label&gt;</text:p>
      <text:p text:style-name="P81"><text:tab/><text:tab/><text:tab/>&lt;input name="options" type="radio"&gt;</text:p>
      <text:p text:style-name="P81"><text:tab/><text:tab/><text:tab/>Two</text:p>
      <text:p text:style-name="P81"><text:tab/><text:tab/>&lt;/label&gt;</text:p>
      <text:p text:style-name="P81"><text:tab/>&lt;/div&gt;</text:p>
      <text:p text:style-name="P82">Bootstrap provides a special style for disabled control states </text:p>
      <text:p text:style-name="P82"><text:tab/>&lt;div class="radio disabled"&gt; </text:p>
      <text:p text:style-name="P82"><text:tab/><text:tab/>&lt;label&gt;</text:p>
      <text:p text:style-name="P82"><text:tab/><text:tab/><text:tab/>&lt;input name="options" type="radio" disabled&gt;</text:p>
      <text:p text:style-name="P82"><text:tab/><text:tab/><text:tab/>One</text:p>
      <text:p text:style-name="P82"><text:tab/><text:tab/>&lt;/label&gt;</text:p>
      <text:p text:style-name="P82"><text:tab/>&lt;/div&gt;</text:p>
      <text:p text:style-name="P82">We can run check boxes or radio buttons has a series of in-line elements, we should also make this elements inside a control group to void element staking</text:p>
      <text:p text:style-name="P83"><text:tab/>&lt;div class="form-group"&gt;</text:p>
      <text:p text:style-name="P83"><text:tab/><text:tab/>&lt;label class="radio-inline"&gt;</text:p>
      <text:p text:style-name="P83"><text:tab/><text:tab/><text:tab/>&lt;input name="options" type="radio"&gt;</text:p>
      <text:p text:style-name="P83"><text:tab/><text:tab/><text:tab/>One</text:p>
      <text:p text:style-name="P83"><text:tab/><text:tab/>&lt;/label&gt;</text:p>
      <text:p text:style-name="P83"><text:tab/><text:tab/>&lt;label class="radio-inline"&gt;</text:p>
      <text:p text:style-name="P83"><text:tab/><text:tab/><text:tab/>&lt;input name="options" type="radio"&gt;</text:p>
      <text:p text:style-name="P83"><text:tab/><text:tab/><text:tab/>Two</text:p>
      <text:p text:style-name="P83"><text:tab/><text:tab/>&lt;/label&gt;</text:p>
      <text:p text:style-name="P83"><text:tab/>&lt;/div&gt;</text:p>
      <text:h text:style-name="P140" text:outline-level="2">Using inline forms</text:h>
      <text:p text:style-name="P83">Bootstrap has some styles that can help you work with inline forms. </text:p>
      <text:p text:style-name="P83">This styles only apply <text:s/>at styles that are at or bigger that the SM breakpoint or 768px.</text:p>
      <text:p text:style-name="P83"><text:span text:style-name="T32">We just need to add a class of </text:span><text:s/><text:span text:style-name="T32">form-inline to the element warping the form:</text:span></text:p>
      <text:p text:style-name="P84"><text:tab/>&lt;form class="form-inline"&gt;</text:p>
      <text:p text:style-name="P84"><text:tab/><text:tab/>…</text:p>
      <text:p text:style-name="P84"><text:tab/>&lt;/form&gt;</text:p>
      <text:p text:style-name="P85">It is also popular to hide the labels, the problem is that screen readers are going to have problems with that, so when we want to hide a label we should use the class of sr-only.</text:p>
      <text:p text:style-name="P85"><text:tab/>&lt;div class="form-group"&gt;</text:p>
      <text:p text:style-name="P85"><text:tab/><text:tab/>&lt;label class="sr-only" </text:p>
      <text:p text:style-name="P85"><text:tab/><text:tab/><text:tab/>for="inputPassword"&gt;Password&lt;/label&gt;</text:p>
      <text:p text:style-name="P85"><text:tab/><text:tab/>&lt;input type="password" class="form-control"</text:p>
      <text:p text:style-name="P86"><text:tab/><text:tab/><text:tab/>id="inputPassword" placeholder="Password"&gt;</text:p>
      <text:p text:style-name="P86"><text:tab/>&lt;/div&gt;</text:p>
      <text:p text:style-name="P87">If we want to center the form, we need to go to the css and add the some styles like:</text:p>
      <text:p text:style-name="P87"><text:tab/>.form-inline{</text:p>
      <text:p text:style-name="P87"><text:tab/><text:tab/>text-align: center;</text:p>
      <text:p text:style-name="P87"><text:tab/>}</text:p>
      <text:h text:style-name="P141" text:outline-level="2">Styling a horizontal form</text:h>
      <text:p text:style-name="P88">The horizontal layout is very useful when working with forms, this is special true for mobile users.</text:p>
      <text:p text:style-name="P88">This classes use the bootstrap grid system to show controls besides the labels on a <text:span text:style-name="T33">wider layout. They wont work on view that is smaller then 768px (SM)</text:span></text:p>
      <text:p text:style-name="P89">The 1<text:span text:style-name="T19">st</text:span> step is to add the form horizontal class:</text:p>
      <text:p text:style-name="P90"><text:tab/>&lt;form class="form-horizontal"&gt;</text:p>
      <text:p text:style-name="P35"><text:tab/><text:tab/>…</text:p>
      <text:p text:style-name="P35"><text:tab/><text:span text:style-name="T34">&lt;/form&gt;</text:span></text:p>
      <text:p text:style-name="P91">Then we will go to the each of the form elements and control the layouts with columns:</text:p>
      <text:p text:style-name="P91"><text:tab/>&lt;div class="form-group"&gt;</text:p>
      <text:p text:style-name="P91"><text:tab/><text:tab/>&lt;label class="col-sm-2" for="inputEmail"&gt;Email&lt;/label&gt;</text:p>
      <text:p text:style-name="P91"><text:tab/><text:tab/>&lt;div class="col-sm-10"&gt;</text:p>
      <text:p text:style-name="P91"><text:tab/><text:tab/><text:tab/>&lt;input class="form-control" type="email"</text:p>
      <text:p text:style-name="P91"><text:tab/><text:tab/><text:tab/>id="inputEmail" placeholder="Email"&gt; <text:s/><text:tab/><text:tab/> <text:s/><text:tab/><text:tab/></text:p>
      <text:p text:style-name="P91"><text:tab/><text:tab/>&lt;/div&gt;</text:p>
      <text:p text:style-name="P91"><text:tab/>&lt;/div&gt; </text:p>
      <text:p text:style-name="P91">And to finish the layout I have to add another class of control-label to my label</text:p>
      <text:p text:style-name="P92"><text:tab/>&lt;label class="col-sm-2 control-label" for="inputEmail"&gt;Email&lt;/label&gt;</text:p>
      <text:p text:style-name="P92">The finished version wold look like this:</text:p>
      <text:p text:style-name="P92"><text:tab/>&lt;div class="form-group"&gt;</text:p>
      <text:p text:style-name="P92"><text:tab/><text:tab/>&lt;label class="col-sm-2 control-label" for="inputName"&gt;Name&lt;/label&gt;</text:p>
      <text:p text:style-name="P92"><text:tab/><text:tab/>&lt;div class="col-sm-10"&gt;</text:p>
      <text:p text:style-name="P92"><text:tab/><text:tab/><text:tab/>&lt;input class="form-control" type="text"</text:p>
      <text:p text:style-name="P92"><text:tab/><text:tab/><text:tab/>id="inputName" placeholder="Name"&gt;</text:p>
      <text:p text:style-name="P92"><text:tab/><text:tab/>&lt;/div&gt;</text:p>
      <text:p text:style-name="P92"><text:tab/>&lt;/div&gt;</text:p>
      <text:p text:style-name="P92">The check boxes, radio buttons and submit buttons have to be treat a bit different:</text:p>
      <text:p text:style-name="P92">1<text:span text:style-name="T19">st</text:span> we need to add div class of form-group for the entire check box:</text:p>
      <text:p text:style-name="P93"><text:tab/>&lt;div class="form-group"&gt;</text:p>
      <text:p text:style-name="P93"><text:tab/><text:tab/>&lt;div class="col-sm-10 col-sm-offset-2"&gt;</text:p>
      <text:p text:style-name="P93"><text:tab/><text:tab/><text:tab/>&lt;div class="checkbox"&gt;</text:p>
      <text:p text:style-name="P93"><text:tab/><text:tab/><text:tab/><text:tab/>&lt;label&gt;</text:p>
      <text:p text:style-name="P93"><text:tab/><text:tab/><text:tab/><text:tab/><text:tab/>&lt;input id="inputAddList"</text:p>
      <text:p text:style-name="P93"><text:tab/><text:tab/><text:tab/><text:tab/><text:tab/>type="checkbox"&gt;Add me to e-mail blast</text:p>
      <text:p text:style-name="P93"><text:tab/><text:tab/><text:tab/><text:tab/>&lt;/label&gt;</text:p>
      <text:p text:style-name="P93"><text:tab/><text:tab/><text:tab/>&lt;/div&gt;</text:p>
      <text:p text:style-name="P93"><text:tab/><text:tab/>&lt;/div&gt;</text:p>
      <text:p text:style-name="P93"><text:tab/>&lt;/div&gt;</text:p>
      <text:p text:style-name="P93">And the submit button:</text:p>
      <text:p text:style-name="P93"><text:tab/>&lt;div class="form-group"&gt;</text:p>
      <text:p text:style-name="P93"><text:tab/><text:tab/>&lt;div class="col-sm-10 col-sm-offset-2"&gt;</text:p>
      <text:p text:style-name="P93"><text:tab/><text:tab/><text:tab/>&lt;input type="submit" class="btn btn-default" value="submit"&gt;<text:tab/></text:p>
      <text:p text:style-name="P93"><text:tab/><text:tab/>&lt;/div&gt;</text:p>
      <text:p text:style-name="P93"><text:tab/>&lt;/div&gt;</text:p>
      <text:h text:style-name="P140" text:outline-level="2">Using validation styles</text:h>
      <text:p text:style-name="P94">Bootstrap has some styles we can use related to validation, <text:span text:style-name="T35">and it’s also sensitive to users with disabilities.</text:span></text:p>
      <text:p text:style-name="P95">With bootstrap we can add some classes that will determine the validation state:</text:p>
      <text:p text:style-name="P95"><text:tab/>&lt;div class="form-group has-warning"&gt;</text:p>
      <text:p text:style-name="P95"><text:tab/><text:tab/>...</text:p>
      <text:p text:style-name="P95"><text:tab/>&lt;/div&gt;</text:p>
      <text:p text:style-name="P95"><text:tab/>has-error</text:p>
      <text:p text:style-name="P95"><text:tab/>has-success</text:p>
      <text:p text:style-name="P96">If we want the label to also be affected by this class we have to add a control label class: to it:</text:p>
      <text:p text:style-name="P96"><text:tab/>&lt;div class="form-group has-success"&gt;</text:p>
      <text:p text:style-name="P96"><text:tab/><text:tab/>&lt;label class="control-label" for="inputName"&gt;Name&lt;/label&gt;</text:p>
      <text:p text:style-name="P96"><text:tab/><text:tab/>&lt;input class="form-control" type="text" </text:p>
      <text:p text:style-name="P96"><text:tab/><text:tab/>id="inputName" placeholder="Name"&gt;</text:p>
      <text:p text:style-name="P96"><text:tab/>&lt;/div&gt;</text:p>
      <text:p text:style-name="P96">We can also add icons to the validation in order to offer visual feedback about the forms, this will only work with textual inputs that have the class of form-control.</text:p>
      <text:p text:style-name="P96">1<text:span text:style-name="T19">st</text:span> we have to add the class of has-feedback and in addiction add an icon:</text:p>
      <text:p text:style-name="P97"><text:tab/>&lt;div class="form-group has-success has-feedback"&gt;</text:p>
      <text:p text:style-name="P97"><text:tab/><text:tab/>&lt;label class="control-label" for="inputName"&gt;Name&lt;/label&gt;</text:p>
      <text:p text:style-name="P97"><text:tab/><text:tab/>&lt;input class="form-control" type="text" </text:p>
      <text:p text:style-name="P97"><text:tab/><text:tab/>id="inputName" placeholder="Name"&gt;</text:p>
      <text:p text:style-name="P97"><text:tab/><text:tab/>&lt;span class="glyphicon glyphicon-ok form-control-feedback"&gt;&lt;/span&gt;</text:p>
      <text:p text:style-name="P97"><text:tab/>&lt;/div&gt;</text:p>
      <text:p text:style-name="P97">It doesn't make scene for this icons to appear for the disabeld people because they cant see them, so we should add the following:</text:p>
      <text:p text:style-name="P97"><text:tab/> &lt;span class="glyphicon glyphicon-ok form-control-feedback" </text:p>
      <text:p text:style-name="P97"><text:tab/>aria-hidden="true"&gt;&lt;/span&gt; </text:p>
      <text:p text:style-name="P97">For screen reader we also want to add some more feedback that will replace the feedback icon:</text:p>
      <text:p text:style-name="P97"><text:tab/>&lt;span id="nameStatus" class="sr-only"&gt;(success)&lt;/span&gt;</text:p>
      <text:p text:style-name="P98">We also have to add an attribute to the input field so that we can tie this span to the proper control:</text:p>
      <text:p text:style-name="P98"><text:tab/>&lt;input class="form-control" type="text" id="inputName" </text:p>
      <text:p text:style-name="P98"><text:tab/>placeholder="Name" aria-describedby="nameStatus"&gt;</text:p>
      <text:h text:style-name="P140" text:outline-level="2">Using input groups</text:h>
      <text:p text:style-name="P99">This allows us to combine fields together <text:s/>with other elements to create interesting controls </text:p>
      <text:p text:style-name="P99">Examples:</text:p>
      <text:p text:style-name="P99"><text:tab/><text:span text:style-name="T37">&lt;form&gt;</text:span></text:p>
      <text:p text:style-name="P99"><text:tab/>&lt;div class="form-group"&gt;</text:p>
      <text:p text:style-name="P99"><text:tab/><text:tab/>&lt;div class="input-group"&gt;</text:p>
      <text:p text:style-name="P99"><text:tab/><text:tab/><text:tab/>&lt;span class="input-group-addon"&gt;€&lt;/span&gt;</text:p>
      <text:p text:style-name="P99"><text:tab/><text:tab/><text:tab/>&lt;input class="form-control" type="text" </text:p>
      <text:p text:style-name="P99"><text:tab/><text:tab/><text:tab/>id="inputDollars" placeholder="Valor em euros"&gt; <text:s/><text:tab/></text:p>
      <text:p text:style-name="P99"><text:tab/><text:tab/><text:tab/>&lt;span class="input-group-addon"&gt;.00&lt;/span&gt;</text:p>
      <text:p text:style-name="P99"><text:tab/><text:tab/>&lt;/div&gt;<text:tab/><text:tab/> <text:s text:c="5"/></text:p>
      <text:p text:style-name="P99"><text:tab/>&lt;/div&gt;</text:p>
      <text:p text:style-name="P99"><text:tab/><text:span text:style-name="T37">&lt;/form&gt;</text:span></text:p>
      <text:p text:style-name="P99"/>
      <text:p text:style-name="P100"><text:tab/>&lt;form&gt;</text:p>
      <text:p text:style-name="P100"><text:tab/><text:tab/>&lt;div class="form-group"&gt;</text:p>
      <text:p text:style-name="P100"><text:tab/><text:tab/><text:tab/>&lt;div class="input-group"&gt;</text:p>
      <text:p text:style-name="P100"><text:tab/><text:tab/><text:tab/><text:tab/>&lt;span class="input-group-addon"&gt;</text:p>
      <text:p text:style-name="P101"><text:tab/><text:tab/><text:tab/><text:tab/><text:tab/>&lt;input type="checkbox" <text:span text:style-name="T36">checked <text:s/></text:span></text:p>
      <text:p text:style-name="P101"><text:tab/><text:tab/><text:tab/><text:tab/><text:tab/>aria-label="CustumCheckbox"&gt;</text:p>
      <text:p text:style-name="P100"><text:tab/><text:tab/><text:tab/><text:tab/>&lt;/span&gt;</text:p>
      <text:p text:style-name="P100"><text:tab/><text:tab/><text:tab/><text:tab/>&lt;input class="form-control" type="text" </text:p>
      <text:p text:style-name="P100"><text:tab/><text:tab/><text:tab/><text:tab/>id="inputDollars" placeholder="Write your own option"&gt; </text:p>
      <text:p text:style-name="P100"><text:tab/><text:tab/><text:tab/>&lt;/div&gt;<text:tab/><text:tab/> <text:s text:c="5"/></text:p>
      <text:p text:style-name="P100"><text:tab/><text:tab/>&lt;/div&gt;</text:p>
      <text:p text:style-name="P100"><text:tab/>&lt;/form&gt;</text:p>
      <text:p text:style-name="P100"/>
      <text:p text:style-name="P102"><text:tab/>&lt;form&gt;</text:p>
      <text:p text:style-name="P102"><text:tab/><text:tab/>&lt;div class="form-group"&gt;</text:p>
      <text:p text:style-name="P102"><text:tab/><text:tab/><text:tab/>&lt;div class="input-group"&gt;</text:p>
      <text:p text:style-name="P102"><text:tab/><text:tab/><text:tab/><text:tab/>&lt;input type="text" class="form-control"</text:p>
      <text:p text:style-name="P102"><text:tab/><text:tab/><text:tab/><text:tab/> placeholder="Search terms"&gt;</text:p>
      <text:p text:style-name="P102"><text:tab/><text:tab/><text:tab/><text:tab/>&lt;span class="input-group-btn"&gt;</text:p>
      <text:p text:style-name="P102"><text:tab/><text:tab/><text:tab/><text:tab/><text:tab/>&lt;button class="btn btn-default"</text:p>
      <text:p text:style-name="P102"><text:tab/><text:tab/><text:tab/><text:tab/><text:tab/> type="button"&gt;Search&lt;/button&gt;</text:p>
      <text:p text:style-name="P102"><text:tab/><text:tab/><text:tab/><text:tab/>&lt;/span&gt;</text:p>
      <text:p text:style-name="P102"><text:tab/><text:tab/><text:tab/>&lt;/div&gt;<text:tab/><text:tab/> <text:s text:c="5"/></text:p>
      <text:p text:style-name="P102"><text:tab/><text:tab/>&lt;/div&gt;</text:p>
      <text:p text:style-name="P102"><text:tab/>&lt;/form&gt;</text:p>
      <text:h text:style-name="P140" text:outline-level="2">Using miscellaneous styles and sizing</text:h>
      <text:p text:style-name="P103">Bootstrap has another miscellaneous styles that can help you handle form states and resize the input fields </text:p>
      <text:p text:style-name="P103">If you want to add a disable attribute to an input field bootstrap fades it out has well has change the icon:</text:p>
      <text:p text:style-name="P103"><text:tab/>&lt;input class="form-control" type="text" id="inputName" </text:p>
      <text:p text:style-name="P103"><text:tab/> placeholder="Name" disabled&gt;</text:p>
      <text:p text:style-name="P103"/>
      <text:p text:style-name="P103"><text:tab/>&lt;div class="checkbox disabled"&gt;</text:p>
      <text:p text:style-name="P103"><text:s/><text:tab/><text:tab/>&lt;label&gt;</text:p>
      <text:p text:style-name="P103"><text:s/><text:tab/><text:tab/><text:tab/>&lt;input id="inputAddList" type="checkbox" </text:p>
      <text:p text:style-name="P103"><text:tab/><text:tab/><text:tab/>disabled&gt;Add me to e-mail blast</text:p>
      <text:p text:style-name="P103"><text:tab/><text:tab/>&lt;/label&gt; <text:s/></text:p>
      <text:p text:style-name="P103"><text:tab/>&lt;/div&gt;</text:p>
      <text:p text:style-name="P104">Field sets allows us to group certain fields of the forum together:</text:p>
      <text:p text:style-name="P105"><text:tab/>&lt;fieldset&gt;</text:p>
      <text:p text:style-name="P105"><text:tab/><text:tab/>&lt;legend&gt;</text:p>
      <text:p text:style-name="P105"><text:tab/><text:tab/><text:tab/>Basic Info</text:p>
      <text:p text:style-name="P105"><text:tab/><text:tab/>&lt;/legend&gt;</text:p>
      <text:p text:style-name="P104"><text:tab/><text:tab/><text:span text:style-name="T38">&lt;forum&gt;...&lt;/forum&gt;</text:span></text:p>
      <text:p text:style-name="P104"><text:span text:style-name="T38"><text:tab/>&lt;/fieldset&gt;</text:span> </text:p>
      <text:p text:style-name="P105">Now we can disable an entire filed-set by adding a disabled attribute</text:p>
      <text:p text:style-name="P105"><text:tab/>&lt;fieldset disabled&gt;</text:p>
      <text:p text:style-name="P105"><text:tab/><text:tab/>&lt;form&gt;...&lt;/form&gt;</text:p>
      <text:p text:style-name="P106"><text:tab/><text:span text:style-name="T38">&lt;/fieldset&gt;</text:span></text:p>
      <text:p text:style-name="P105">We can also create a read only input:</text:p>
      <text:p text:style-name="P107"><text:tab/>&lt;input class="form-control" type="text"id="inputName" </text:p>
      <text:p text:style-name="P107"><text:tab/>placeholder="João Faria" value="João Faria" readonly&gt;</text:p>
      <text:p text:style-name="P107">We can also display text that takes the same space has the control:</text:p>
      <text:p text:style-name="P107"><text:tab/>&lt;div class="col-sm-10"&gt;</text:p>
      <text:p text:style-name="P107"><text:tab/><text:tab/>&lt;p class="form-control-static"&gt;João Faria&lt;/p&gt;</text:p>
      <text:p text:style-name="P107"><text:tab/>&lt;/div&gt;</text:p>
      <text:p text:style-name="P108">There are also several styles that allow us to change the size of the controls, they work like the different button sizing styles, but currently there is no SX size:</text:p>
      <text:p text:style-name="P108"><text:tab/>&lt;input class="form-control input-lg" type="email" </text:p>
      <text:p text:style-name="P108"><text:tab/>id="inputEmail" placeholder="Email"&gt; </text:p>
      <text:p text:style-name="P109">I can also put an SM to make it smaller .</text:p>
      <text:p text:style-name="P109">If I want to control the labels and the input I can use the form group LG or SM classes:</text:p>
      <text:p text:style-name="P109">&lt;div class="form-group form-group-lg"&gt;</text:p>
      <text:p text:style-name="P109"><text:tab/>...</text:p>
      <text:p text:style-name="P109">&lt;/div&gt;</text:p>
      <text:h text:style-name="Heading_20_2" text:outline-level="2">Using icons</text:h>
      <text:p text:style-name="P110">Bootstrap comes with a set of icons</text:p>
      <text:p text:style-name="P110"><text:tab/>&lt;span class="glyphicon glyphicon-play-circle"&gt;&lt;/span&gt;</text:p>
      <text:p text:style-name="P110">If I place the icon inside another element it will resize to its content <text:s/></text:p>
      <text:p text:style-name="P110">&lt;h1&gt;&lt;span class="glyphicon glyphicon-print"&gt;&lt;/span&gt; Print&lt;/h1&gt;</text:p>
      <text:p text:style-name="P111">This span attribute shouldn't <text:span text:style-name="T39">have any text inside and we should add a aria-hidden atribute so that a screen reader doesn't try read the icon:</text:span></text:p>
      <text:p text:style-name="P112"><text:tab/>&lt;span class="glyphicon glyphicon-print" aria-hidden="true" &gt;&lt;/span&gt;</text:p>
      <text:p text:style-name="P112">We can also use them inside a button:</text:p>
      <text:p text:style-name="P112"><text:tab/>&lt;button type="button" class="btn btn-default"&gt;</text:p>
      <text:p text:style-name="P112"><text:tab/><text:tab/>&lt;span class="glyphicon glyphicon-print" aria-hidden="true"&gt;&lt;/span&gt;</text:p>
      <text:p text:style-name="P112"><text:s/><text:tab/><text:tab/>Print</text:p>
      <text:p text:style-name="P112"><text:tab/>&lt;/button&gt;</text:p>
      <text:p text:style-name="P113">Or I can even do the same button with out the text, but I need to add an aria-label for the scren readers:</text:p>
      <text:p text:style-name="P113"><text:tab/>&lt;button type="button" class="btn btn-default" aria-label="Print this page"&gt;</text:p>
      <text:p text:style-name="P113"><text:tab/><text:tab/>&lt;span class="glyphicon glyphicon-print" aria-hidden="true"&gt;&lt;/span&gt;</text:p>
      <text:p text:style-name="P113"><text:tab/>&lt;/button&gt;</text:p>
      <text:h text:style-name="Heading_20_1" text:outline-level="1"><text:span text:style-name="Strong_20_Emphasis"><text:span text:style-name="T2">6. Navigation Components</text:span></text:span></text:h>
      <text:h text:style-name="P140" text:outline-level="2">Creating a dropdown</text:h>
      <text:p text:style-name="P129">Drop downs as the first element that we are looking at that require JavaScript.</text:p>
      <text:p text:style-name="P129">They are a very good way do condense a lot of information in to a very small space.</text:p>
      <text:p text:style-name="P129"><text:s/><text:span text:style-name="T40">The first step is to wrap the button and the list with the div that has the class of dropdown.</text:span></text:p>
      <text:p text:style-name="P131">Next we add the data-toggle attribute to the button. And a class of dropdown-toggle.</text:p>
      <text:p text:style-name="P131">On the list we have to add the dropdown-menu class.</text:p>
      <text:p text:style-name="P131">We should let the user know this button is going to behave differently, so we are going to add a span with the class of caret to the button. </text:p>
      <text:p text:style-name="P131"><text:tab/>&lt;div class="dropdown "&gt;</text:p>
      <text:p text:style-name="P131"><text:tab/><text:tab/><text:tab/>&lt;button type="button" class="btn btn-info dorpdown-toggle"</text:p>
      <text:p text:style-name="P131"><text:tab/><text:tab/><text:tab/> data-toggle="dropdown"&gt;Pet Type &lt;span class="caret"&gt;&lt;/span&gt; <text:tab/><text:tab/><text:tab/><text:tab/>&lt;/button&gt;</text:p>
      <text:p text:style-name="P131"><text:tab/><text:tab/><text:tab/>&lt;ul class="dropdown-menu"&gt;</text:p>
      <text:p text:style-name="P131"><text:tab/><text:tab/><text:tab/> <text:s/><text:tab/>&lt;li&gt;&lt;a href="#"&gt;Cat&lt;/a&gt;&lt;/li&gt;</text:p>
      <text:p text:style-name="P131"><text:tab/><text:tab/><text:tab/> <text:s/><text:tab/>&lt;li&gt;&lt;a href="#"&gt;Dog&lt;/a&gt;&lt;/li&gt;</text:p>
      <text:p text:style-name="P131"><text:tab/><text:tab/><text:tab/> <text:s/><text:tab/>&lt;li&gt;&lt;a href="#"&gt;Fish&lt;/a&gt;&lt;/li&gt;</text:p>
      <text:p text:style-name="P131"><text:tab/><text:tab/><text:tab/> <text:s/><text:tab/>&lt;li&gt;&lt;a href="#"&gt;Birds&lt;/a&gt;&lt;/li&gt;</text:p>
      <text:p text:style-name="P131"><text:tab/><text:tab/><text:tab/> <text:s/><text:tab/>&lt;li&gt;&lt;a href="#"&gt;Amphibian&lt;/a&gt;&lt;/li&gt;</text:p>
      <text:p text:style-name="P131"><text:tab/><text:tab/><text:tab/> <text:s/><text:tab/>&lt;li&gt;&lt;a href="#"&gt;Reptile&lt;/a&gt;&lt;/li&gt;</text:p>
      <text:p text:style-name="P131"><text:tab/><text:tab/><text:tab/> <text:s/><text:tab/>&lt;li&gt;&lt;a href="#"&gt;Other&lt;/a&gt;&lt;/li&gt;</text:p>
      <text:p text:style-name="P131"><text:tab/><text:tab/><text:tab/>&lt;/ul&gt;</text:p>
      <text:p text:style-name="P131"><text:tab/>&lt;/div&gt;</text:p>
      <text:p text:style-name="P131">The complete, but also <text:span text:style-name="T41">should add some accessibility tags.</text:span></text:p>
      <text:p text:style-name="P132">1<text:span text:style-name="T19">st</text:span> we add the id to the button of pettype and then a aria-labeledby of pettype. </text:p>
      <text:p text:style-name="P132">We also need add aria-haspopup of true, aria-expanded of true.</text:p>
      <text:p text:style-name="P132">This options will make the drop down more accessible to screen readers (see examples)</text:p>
      <text:p text:style-name="P132">Now lets look at some of the options that we have in the dropdown.</text:p>
      <text:p text:style-name="P132">We can create a header but using the drop down header class</text:p>
      <text:p text:style-name="P132"><text:tab/>&lt;li class="dropdown-header"&gt;Common&lt;/li&gt;</text:p>
      <text:p text:style-name="P133">We can also add a divider by adding sperator role and a class of divider </text:p>
      <text:p text:style-name="P133"><text:tab/>&lt;li role="separator" class="divider"&gt;&lt;/li&gt; <text:s/></text:p>
      <text:p text:style-name="P134">If we want to disable some of the elements we can add the disable class </text:p>
      <text:p text:style-name="P134"><text:tab/>&lt;li class="disabled"&gt;&lt;a href="#"&gt;Birds&lt;/a&gt;&lt;/li&gt;</text:p>
      <text:p text:style-name="P135">Another option is to use a button group to create whats called a split button, this will be reviewed later. They serve to combine buttons together.</text:p>
      <text:p text:style-name="P135"/>
      <text:p text:style-name="P35"/>
      <text:p text:style-name="P35"/>
      <text:p text:style-name="P35"/>
      <text:p text:style-name="P35"/>
      <text:p text:style-name="P35"/>
      <text:p text:style-name="P35"/>
      <text:p text:style-name="P35"/>
      <text:p text:style-name="P35"/>
      <text:p text:style-name="P16"><text:s/></text:p>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1-21T16:37:53.646635931</dc:date>
    <meta:editing-duration>PT8H25M21S</meta:editing-duration>
    <meta:editing-cycles>68</meta:editing-cycles>
    <meta:generator>LibreOffice/5.1.4.2$Linux_X86_64 LibreOffice_project/10m0$Build-2</meta:generator>
    <meta:document-statistic meta:table-count="0" meta:image-count="2" meta:object-count="0" meta:page-count="1" meta:paragraph-count="567" meta:word-count="3249" meta:character-count="23048" meta:non-whitespace-character-count="19625"/>
  </office:meta>
</office:document-meta>
</file>